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757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string">
            <text:p>Geant S0</text:p>
          </table:table-cell>
          <table:table-cell office:value-type="string">
            <text:p>Geant S1</text:p>
          </table:table-cell>
          <table:table-cell office:value-type="string">
            <text:p>geant total</text:p>
          </table:table-cell>
        </table:table-row>
        <table:table-row table:style-name="ro2">
          <table:table-cell table:style-name="ce1" office:value-type="string">
            <text:p>QPS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3"/>
        </table:table-row>
        <table:table-row table:style-name="ro1">
          <table:table-cell table:style-name="ce2" office:value-type="string">
            <text:p>IPC</text:p>
          </table:table-cell>
          <table:table-cell table:style-name="ce2" table:formula="of:=[.B89]/[.B86]" office:value-type="float" office:value="0.566890617617998">
            <text:p>0.5668906176</text:p>
          </table:table-cell>
          <table:table-cell table:style-name="ce2" table:formula="of:=[.C89]/[.C86]" office:value-type="float" office:value="0.566886022428396">
            <text:p>0.5668860224</text:p>
          </table:table-cell>
          <table:table-cell table:style-name="ce2" table:formula="of:=[.D89]/[.D86]" office:value-type="float" office:value="0.566888331369016">
            <text:p>0.5668883314</text:p>
          </table:table-cell>
        </table:table-row>
        <table:table-row table:style-name="ro1">
          <table:table-cell table:style-name="ce2" office:value-type="string">
            <text:p>stalled_cycles/cycles</text:p>
          </table:table-cell>
          <table:table-cell table:style-name="ce2" table:formula="of:=[.B90]/[.B86]" office:value-type="float" office:value="0.772317698827988">
            <text:p>0.7723176988</text:p>
          </table:table-cell>
          <table:table-cell table:style-name="ce2" table:formula="of:=[.C90]/[.C86]" office:value-type="float" office:value="0.771322758292607">
            <text:p>0.7713227583</text:p>
          </table:table-cell>
          <table:table-cell table:style-name="ce2" table:formula="of:=[.D90]/[.D86]" office:value-type="float" office:value="0.771822685132487">
            <text:p>0.7718226851</text:p>
          </table:table-cell>
        </table:table-row>
        <table:table-row table:style-name="ro1">
          <table:table-cell table:style-name="ce2" office:value-type="string">
            <text:p>stalled_unhalted_cycles/cycles</text:p>
          </table:table-cell>
          <table:table-cell table:style-name="ce2" table:formula="of:=([.B86]-[.B93])/[.B86]" office:value-type="float" office:value="0.772182275419021">
            <text:p>0.7721822754</text:p>
          </table:table-cell>
          <table:table-cell table:style-name="ce2" table:formula="of:=([.C86]-[.C93])/[.C86]" office:value-type="float" office:value="0.770360750236369">
            <text:p>0.7703607502</text:p>
          </table:table-cell>
          <table:table-cell table:style-name="ce2" table:formula="of:=([.D86]-[.D93])/[.D86]" office:value-type="float" office:value="0.771276010290555">
            <text:p>0.7712760103</text:p>
          </table:table-cell>
        </table:table-row>
        <table:table-row table:style-name="ro1">
          <table:table-cell table:style-name="ce2" office:value-type="string">
            <text:p>instructions/unstalled_cycle</text:p>
          </table:table-cell>
          <table:table-cell table:style-name="ce2" table:formula="of:=[.B89]/[.B93]" office:value-type="float" office:value="2.48835167966263">
            <text:p>2.4883516797</text:p>
          </table:table-cell>
          <table:table-cell table:style-name="ce2" table:formula="of:=[.C89]/[.C93]" office:value-type="float" office:value="2.46859377485293">
            <text:p>2.4685937749</text:p>
          </table:table-cell>
          <table:table-cell table:style-name="ce2" table:formula="of:=[.D89]/[.D93]" office:value-type="float" office:value="2.47848217447218">
            <text:p>2.4784821745</text:p>
          </table:table-cell>
        </table:table-row>
        <table:table-row table:style-name="ro1">
          <table:table-cell table:style-name="ce2" office:value-type="string">
            <text:p>uops(fused)/unstalled_cycle</text:p>
          </table:table-cell>
          <table:table-cell table:style-name="ce2" table:formula="of:=[.B97]/[.B93]" office:value-type="float" office:value="2.66597366421538">
            <text:p>2.6659736642</text:p>
          </table:table-cell>
          <table:table-cell table:style-name="ce2" table:formula="of:=[.C97]/[.C93]" office:value-type="float" office:value="2.64501973927017">
            <text:p>2.6450197393</text:p>
          </table:table-cell>
          <table:table-cell table:style-name="ce2" table:formula="of:=[.D97]/[.D93]" office:value-type="float" office:value="2.65550672083252">
            <text:p>2.6555067208</text:p>
          </table:table-cell>
        </table:table-row>
        <table:table-row table:style-name="ro1">
          <table:table-cell table:style-name="ce2" office:value-type="string">
            <text:p>instructions/call</text:p>
          </table:table-cell>
          <table:table-cell table:style-name="ce2" table:formula="of:=[.B89]/[.B272]" office:value-type="float" office:value="56.1747430879718">
            <text:p>56.174743088</text:p>
          </table:table-cell>
          <table:table-cell table:style-name="ce2" table:formula="of:=[.C89]/[.C272]" office:value-type="float" office:value="55.8585767647323">
            <text:p>55.8585767647</text:p>
          </table:table-cell>
          <table:table-cell table:style-name="ce2" table:formula="of:=[.D89]/[.D272]" office:value-type="float" office:value="56.016995084327">
            <text:p>56.0169950843</text:p>
          </table:table-cell>
        </table:table-row>
        <table:table-row table:style-name="ro1">
          <table:table-cell table:style-name="ce2" office:value-type="string">
            <text:p>instructions_retired/br_retired</text:p>
          </table:table-cell>
          <table:table-cell table:style-name="ce2" table:formula="of:=[.B89]/[.B267]" office:value-type="float" office:value="7.16944127382738">
            <text:p>7.1694412738</text:p>
          </table:table-cell>
          <table:table-cell table:style-name="ce2" table:formula="of:=[.C89]/[.C267]" office:value-type="float" office:value="7.2013150822874">
            <text:p>7.2013150823</text:p>
          </table:table-cell>
          <table:table-cell table:style-name="ce2" table:formula="of:=[.D89]/[.D267]" office:value-type="float" office:value="7.1852640687672">
            <text:p>7.1852640688</text:p>
          </table:table-cell>
        </table:table-row>
        <table:table-row table:style-name="ro2">
          <table:table-cell table:style-name="ce1" table:number-columns-repeated="4"/>
        </table:table-row>
        <table:table-row table:style-name="ro1">
          <table:table-cell table:style-name="ce2" office:value-type="string">
            <text:p>FE metric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RS_empty/cycles</text:p>
          </table:table-cell>
          <table:table-cell table:style-name="ce2" table:formula="of:=[.B177]/[.B86]" office:value-type="float" office:value="0.216776905736948">
            <text:p>0.2167769057</text:p>
          </table:table-cell>
          <table:table-cell table:style-name="ce2" table:formula="of:=[.C177]/[.C86]" office:value-type="float" office:value="0.216518153735979">
            <text:p>0.2165181537</text:p>
          </table:table-cell>
          <table:table-cell table:style-name="ce2" table:formula="of:=[.D177]/[.D86]" office:value-type="float" office:value="0.216648168611801">
            <text:p>0.2166481686</text:p>
          </table:table-cell>
        </table:table-row>
        <table:table-row table:style-name="ro1">
          <table:table-cell table:style-name="ce2" office:value-type="string">
            <text:p>(uops_issued:stalls-resource_stalls)/cycles</text:p>
          </table:table-cell>
          <table:table-cell table:style-name="ce2" table:formula="of:=([.B96]-[.B98])/[.B86]" office:value-type="float" office:value="0.593369355999195">
            <text:p>0.593369356</text:p>
          </table:table-cell>
          <table:table-cell table:style-name="ce2" table:formula="of:=([.C96]-[.C98])/[.C86]" office:value-type="float" office:value="0.593331967777053">
            <text:p>0.5933319678</text:p>
          </table:table-cell>
          <table:table-cell table:style-name="ce2" table:formula="of:=([.D96]-[.D98])/[.D86]" office:value-type="float" office:value="0.59335075420205">
            <text:p>0.5933507542</text:p>
          </table:table-cell>
        </table:table-row>
        <table:table-row table:style-name="ro1">
          <table:table-cell table:style-name="ce2" office:value-type="string">
            <text:p>55*l2_ifetch_miss/cycles</text:p>
          </table:table-cell>
          <table:table-cell table:style-name="ce2" table:formula="of:=55*[.B201]/[.B86]" office:value-type="float" office:value="0.315750704807331">
            <text:p>0.3157507048</text:p>
          </table:table-cell>
          <table:table-cell table:style-name="ce2" table:formula="of:=55*[.C201]/[.C86]" office:value-type="float" office:value="0.314160211607546">
            <text:p>0.3141602116</text:p>
          </table:table-cell>
          <table:table-cell table:style-name="ce2" table:formula="of:=55*[.D201]/[.D86]" office:value-type="float" office:value="0.314959385237471">
            <text:p>0.3149593852</text:p>
          </table:table-cell>
        </table:table-row>
        <table:table-row table:style-name="ro2" table:number-rows-repeated="2">
          <table:table-cell table:style-name="ce1" table:number-columns-repeated="4"/>
        </table:table-row>
        <table:table-row table:style-name="ro1">
          <table:table-cell table:style-name="ce2" office:value-type="string">
            <text:p>br_misprediction total fractional cost</text:p>
          </table:table-cell>
          <table:table-cell table:style-name="ce2" table:formula="of:=[.B19]+[.B20]+[.B22]" office:value-type="float" office:value="0.043450702864288">
            <text:p>0.0434507029</text:p>
          </table:table-cell>
          <table:table-cell table:style-name="ce2" table:formula="of:=[.C19]+[.C20]+[.C22]" office:value-type="float" office:value="0.043843368004443">
            <text:p>0.043843368</text:p>
          </table:table-cell>
          <table:table-cell table:style-name="ce2" table:formula="of:=[.D19]+[.D20]+[.D22]" office:value-type="float" office:value="0.0436460345381064">
            <text:p>0.0436460345</text:p>
          </table:table-cell>
        </table:table-row>
        <table:table-row table:style-name="ro1">
          <table:table-cell table:style-name="ce2" office:value-type="string">
            <text:p>6*br_mispred/cycles</text:p>
          </table:table-cell>
          <table:table-cell table:style-name="ce2" table:formula="of:=6*[.B288]/[.B86]" office:value-type="float" office:value="0.0123757076115012">
            <text:p>0.0123757076</text:p>
          </table:table-cell>
          <table:table-cell table:style-name="ce2" table:formula="of:=6*[.C288]/[.C86]" office:value-type="float" office:value="0.0124876271983418">
            <text:p>0.0124876272</text:p>
          </table:table-cell>
          <table:table-cell table:style-name="ce2" table:formula="of:=6*[.D288]/[.D86]" office:value-type="float" office:value="0.0124313910682615">
            <text:p>0.0124313911</text:p>
          </table:table-cell>
        </table:table-row>
        <table:table-row table:style-name="ro1">
          <table:table-cell table:style-name="ce2" office:value-type="string">
            <text:p>6*baclear/cycles</text:p>
          </table:table-cell>
          <table:table-cell table:style-name="ce2" table:formula="of:=6*[.B297]/[.B86]" office:value-type="float" office:value="0.0132652310668282">
            <text:p>0.0132652311</text:p>
          </table:table-cell>
          <table:table-cell table:style-name="ce2" table:formula="of:=6*[.C297]/[.C86]" office:value-type="float" office:value="0.0132923367146553">
            <text:p>0.0132923367</text:p>
          </table:table-cell>
          <table:table-cell table:style-name="ce2" table:formula="of:=6*[.D297]/[.D86]" office:value-type="float" office:value="0.0132787169651535">
            <text:p>0.013278717</text:p>
          </table:table-cell>
        </table:table-row>
        <table:table-row table:style-name="ro1">
          <table:table-cell table:style-name="ce2" office:value-type="string">
            <text:p>uops_issued/uops_issued_unstalled</text:p>
          </table:table-cell>
          <table:table-cell table:style-name="ce2" table:formula="of:=[.B94]/[.B95]" office:value-type="float" office:value="3.04773362204592">
            <text:p>3.047733622</text:p>
          </table:table-cell>
          <table:table-cell table:style-name="ce2" table:formula="of:=[.C94]/[.C95]" office:value-type="float" office:value="3.0460124202467">
            <text:p>3.0460124202</text:p>
          </table:table-cell>
          <table:table-cell table:style-name="ce2" table:formula="of:=[.D94]/[.D95]" office:value-type="float" office:value="3.04687651681113">
            <text:p>3.0468765168</text:p>
          </table:table-cell>
        </table:table-row>
        <table:table-row table:style-name="ro1">
          <table:table-cell table:style-name="ce2" office:value-type="string">
            <text:p>(uops_issued-uops_retired)/issue_rate/cycles = wasted cycles on wrong path</text:p>
          </table:table-cell>
          <table:table-cell table:style-name="ce2" table:formula="of:=([.B94]-[.B97])/([.B21]*[.B86])" office:value-type="float" office:value="0.0178097641859586">
            <text:p>0.0178097642</text:p>
          </table:table-cell>
          <table:table-cell table:style-name="ce2" table:formula="of:=([.C94]-[.C97])/([.C21]*[.C86])" office:value-type="float" office:value="0.0180634040914459">
            <text:p>0.0180634041</text:p>
          </table:table-cell>
          <table:table-cell table:style-name="ce2" table:formula="of:=([.D94]-[.D97])/([.D21]*[.D86])" office:value-type="float" office:value="0.0179359265046915">
            <text:p>0.0179359265</text:p>
          </table:table-cell>
        </table:table-row>
        <table:table-row table:style-name="ro1">
          <table:table-cell table:style-name="ce2" office:value-type="string">
            <text:p>(uops_issued - uops_retired)/uops_retired</text:p>
          </table:table-cell>
          <table:table-cell table:style-name="ce2" table:formula="of:=([.B94]-[.B97])/[.B97]" office:value-type="float" office:value="0.0893700108117243">
            <text:p>0.0893700108</text:p>
          </table:table-cell>
          <table:table-cell table:style-name="ce2" table:formula="of:=([.C94]-[.C97])/[.C97]" office:value-type="float" office:value="0.0905849878866486">
            <text:p>0.0905849879</text:p>
          </table:table-cell>
          <table:table-cell table:style-name="ce2" table:formula="of:=([.D94]-[.D97])/[.D97]" office:value-type="float" office:value="0.089974521643393">
            <text:p>0.0899745216</text:p>
          </table:table-cell>
        </table:table-row>
        <table:table-row table:style-name="ro1">
          <table:table-cell table:style-name="ce2" office:value-type="string">
            <text:p>br_recovery_stalls/cycles</text:p>
          </table:table-cell>
          <table:table-cell table:style-name="ce2" table:formula="of:=[.B313]/[.B86]" office:value-type="float" office:value="0.0122344844639901">
            <text:p>0.0122344845</text:p>
          </table:table-cell>
          <table:table-cell table:style-name="ce2" table:formula="of:=[.C313]/[.C86]" office:value-type="float" office:value="0.0122086630673348">
            <text:p>0.0122086631</text:p>
          </table:table-cell>
          <table:table-cell table:style-name="ce2" table:formula="of:=[.D313]/[.D86]" office:value-type="float" office:value="0.012221637520352">
            <text:p>0.0122216375</text:p>
          </table:table-cell>
        </table:table-row>
        <table:table-row table:style-name="ro2">
          <table:table-cell table:style-name="ce1" table:number-columns-repeated="4"/>
        </table:table-row>
        <table:table-row table:style-name="ro1">
          <table:table-cell table:style-name="ce2" office:value-type="string">
            <text:p>memory access total</text:p>
          </table:table-cell>
          <table:table-cell table:style-name="ce2" table:formula="of:=([.B27]+[.B28]+[.B29]+[.B30])" office:value-type="float" office:value="0.119510127697201">
            <text:p>0.1195101277</text:p>
          </table:table-cell>
          <table:table-cell table:style-name="ce2" table:formula="of:=([.C27]+[.C28]+[.C29]+[.C30])" office:value-type="float" office:value="0.117126563506943">
            <text:p>0.1171265635</text:p>
          </table:table-cell>
          <table:table-cell table:style-name="ce2" table:formula="of:=([.D27]+[.D28]+[.D29]+[.D30])" office:value-type="float" office:value="0.1183242307754">
            <text:p>0.1183242308</text:p>
          </table:table-cell>
        </table:table-row>
        <table:table-row table:style-name="ro1">
          <table:table-cell table:style-name="ce2" office:value-type="string">
            <text:p>230*mem_load_retired:local_dram(+nofwd)/cycles</text:p>
          </table:table-cell>
          <table:table-cell table:style-name="ce2" table:formula="of:=230*[.B131]/[.B86]" office:value-type="float" office:value="0.000616189703594995">
            <text:p>0.0006161897</text:p>
          </table:table-cell>
          <table:table-cell table:style-name="ce2" table:formula="of:=230*[.C131]/[.C86]" office:value-type="float" office:value="0.0015901058796719">
            <text:p>0.0015901059</text:p>
          </table:table-cell>
          <table:table-cell table:style-name="ce2" table:formula="of:=230*[.D131]/[.D86]" office:value-type="float" office:value="0.00110074312993958">
            <text:p>0.0011007431</text:p>
          </table:table-cell>
        </table:table-row>
        <table:table-row table:style-name="ro1">
          <table:table-cell table:style-name="ce2" office:value-type="string">
            <text:p>429*mem_load_retired:remote_dram(+nofwd)/cycles</text:p>
          </table:table-cell>
          <table:table-cell table:style-name="ce2" table:formula="of:=429*[.B133]/[.B86]" office:value-type="float" office:value="0.00224852631394402">
            <text:p>0.0022485263</text:p>
          </table:table-cell>
          <table:table-cell table:style-name="ce2" table:formula="of:=429*[.C133]/[.C86]" office:value-type="float" office:value="0.00101214921066817">
            <text:p>0.0010121492</text:p>
          </table:table-cell>
          <table:table-cell table:style-name="ce2" table:formula="of:=429*[.D133]/[.D86]" office:value-type="float" office:value="0.00163339045691416">
            <text:p>0.0016333905</text:p>
          </table:table-cell>
        </table:table-row>
        <table:table-row table:style-name="ro1">
          <table:table-cell table:style-name="ce2" office:value-type="string">
            <text:p>52*mem_load_retired:llc_hit_no_snp/cycles</text:p>
          </table:table-cell>
          <table:table-cell table:style-name="ce2" table:formula="of:=52*[.B126]/[.B86]" office:value-type="float" office:value="0.0749334966329931">
            <text:p>0.0749334966</text:p>
          </table:table-cell>
          <table:table-cell table:style-name="ce2" table:formula="of:=52*[.C126]/[.C86]" office:value-type="float" office:value="0.0731734672625198">
            <text:p>0.0731734673</text:p>
          </table:table-cell>
          <table:table-cell table:style-name="ce2" table:formula="of:=52*[.D126]/[.D86]" office:value-type="float" office:value="0.0740578275735004">
            <text:p>0.0740578276</text:p>
          </table:table-cell>
        </table:table-row>
        <table:table-row table:style-name="ro1">
          <table:table-cell table:style-name="ce2" office:value-type="string">
            <text:p>dtlb_walk_cycles/cycles</text:p>
          </table:table-cell>
          <table:table-cell table:style-name="ce2" table:formula="of:=[.B105]/[.B86]" office:value-type="float" office:value="0.0417119150466694">
            <text:p>0.041711915</text:p>
          </table:table-cell>
          <table:table-cell table:style-name="ce2" table:formula="of:=[.C105]/[.C86]" office:value-type="float" office:value="0.041350841154083">
            <text:p>0.0413508412</text:p>
          </table:table-cell>
          <table:table-cell table:style-name="ce2" table:formula="of:=[.D105]/[.D86]" office:value-type="float" office:value="0.041532269615046">
            <text:p>0.0415322696</text:p>
          </table:table-cell>
        </table:table-row>
        <table:table-row table:style-name="ro1">
          <table:table-cell table:style-name="ce2" office:value-type="string">
            <text:p>7*stlb_hit/cycles</text:p>
          </table:table-cell>
          <table:table-cell table:style-name="ce2" table:formula="of:=7*[.B109]/[.B86]" office:value-type="float" office:value="0.096700311525733">
            <text:p>0.0967003115</text:p>
          </table:table-cell>
          <table:table-cell table:style-name="ce2" table:formula="of:=7*[.C109]/[.C86]" office:value-type="float" office:value="0.0987918592114474">
            <text:p>0.0987918592</text:p>
          </table:table-cell>
          <table:table-cell table:style-name="ce2" table:formula="of:=7*[.D109]/[.D86]" office:value-type="float" office:value="0.0977409212027983">
            <text:p>0.0977409212</text:p>
          </table:table-cell>
        </table:table-row>
        <table:table-row table:style-name="ro1">
          <table:table-cell table:style-name="ce2" office:value-type="string">
            <text:p>7*(4k_pg_stlb_miss)/cycles</text:p>
          </table:table-cell>
          <table:table-cell table:style-name="ce2" table:formula="of:=7*[.B106]/[.B86]" office:value-type="float" office:value="0.00903829989589892">
            <text:p>0.0090382999</text:p>
          </table:table-cell>
          <table:table-cell table:style-name="ce2" table:formula="of:=7*[.C106]/[.C86]" office:value-type="float" office:value="0.00926707318047586">
            <text:p>0.0092670732</text:p>
          </table:table-cell>
          <table:table-cell table:style-name="ce2" table:formula="of:=7*[.D106]/[.D86]" office:value-type="float" office:value="0.00915212168223006">
            <text:p>0.0091521217</text:p>
          </table:table-cell>
        </table:table-row>
        <table:table-row table:style-name="ro1">
          <table:table-cell table:style-name="ce2" office:value-type="string">
            <text:p>450*mem_load_retired:remote_hitm/cycles</text:p>
          </table:table-cell>
          <table:table-cell table:style-name="ce2" table:formula="of:=450*[.B135]/[.B86]" office:value-type="float" office:value="0.000148228485962846">
            <text:p>0.0001482285</text:p>
          </table:table-cell>
          <table:table-cell table:style-name="ce2" table:formula="of:=450*[.C135]/[.C86]" office:value-type="float" office:value="0.0000319414442469935">
            <text:p>3.19414442469935E-005</text:p>
          </table:table-cell>
          <table:table-cell table:style-name="ce2" table:formula="of:=450*[.D135]/[.D86]" office:value-type="float" office:value="0.0000903720852920324">
            <text:p>9.03720852920324E-005</text:p>
          </table:table-cell>
        </table:table-row>
        <table:table-row table:style-name="ro2">
          <table:table-cell table:style-name="ce1" table:number-columns-repeated="4"/>
        </table:table-row>
        <table:table-row table:style-name="ro1">
          <table:table-cell table:style-name="ce2" office:value-type="string">
            <text:p>resource_stalls:st/cycles</text:p>
          </table:table-cell>
          <table:table-cell table:style-name="ce2" table:formula="of:=[.B240]/[.B86]" office:value-type="float" office:value="0.0324602397197126">
            <text:p>0.0324602397</text:p>
          </table:table-cell>
          <table:table-cell table:style-name="ce2" table:formula="of:=[.C240]/[.C86]" office:value-type="float" office:value="0.0320292020027021">
            <text:p>0.032029202</text:p>
          </table:table-cell>
          <table:table-cell table:style-name="ce2" table:formula="of:=[.D240]/[.D86]" office:value-type="float" office:value="0.0322457851210607">
            <text:p>0.0322457851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Bandwidth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>
            <text:p>SQ demand rd&gt;6/cycles</text:p>
          </table:table-cell>
          <table:table-cell table:style-name="ce2" table:formula="of:=[.B165]/[.B86]" office:value-type="float" office:value="0.602743195556605">
            <text:p>0.6027431956</text:p>
          </table:table-cell>
          <table:table-cell table:style-name="ce2" table:formula="of:=[.C165]/[.C86]" office:value-type="float" office:value="0.622002825487316">
            <text:p>0.6220028255</text:p>
          </table:table-cell>
          <table:table-cell table:style-name="ce2" table:formula="of:=[.D165]/[.D86]" office:value-type="float" office:value="0.612325457256628">
            <text:p>0.6123254573</text:p>
          </table:table-cell>
        </table:table-row>
        <table:table-row table:style-name="ro1">
          <table:table-cell table:style-name="ce2" office:value-type="string">
            <text:p>SQ demand rd&gt;5/cycles</text:p>
          </table:table-cell>
          <table:table-cell table:style-name="ce2" table:formula="of:=[.B320]/[.B86]" office:value-type="float" office:value="0.758845724556511">
            <text:p>0.7588457246</text:p>
          </table:table-cell>
          <table:table-cell table:style-name="ce2" table:formula="of:=[.C320]/[.C86]" office:value-type="float" office:value="0.78061541865995">
            <text:p>0.7806154187</text:p>
          </table:table-cell>
          <table:table-cell table:style-name="ce2" table:formula="of:=[.D320]/[.D86]" office:value-type="float" office:value="0.769676820832975">
            <text:p>0.7696768208</text:p>
          </table:table-cell>
        </table:table-row>
        <table:table-row table:style-name="ro1">
          <table:table-cell table:style-name="ce2" office:value-type="string">
            <text:p>cbox tor miss occupancy &gt; 8/cycles</text:p>
          </table:table-cell>
          <table:table-cell table:style-name="ce2" table:formula="of:=[.B322]/[.B86]" office:value-type="float" office:value="0.00000520082220608412">
            <text:p>5.20082220608412E-006</text:p>
          </table:table-cell>
          <table:table-cell table:style-name="ce2" table:formula="of:=[.C322]/[.C86]" office:value-type="float" office:value="0.00000569996501882571">
            <text:p>0.0000057</text:p>
          </table:table-cell>
          <table:table-cell table:style-name="ce2" table:formula="of:=[.D322]/[.D86]" office:value-type="float" office:value="0.00000544916119673881">
            <text:p>5.44916119673881E-006</text:p>
          </table:table-cell>
        </table:table-row>
        <table:table-row table:style-name="ro1">
          <table:table-cell table:style-name="ce2" office:value-type="string">
            <text:p>Cachelines/ ns <text:s text:c="2"/>BW limit is around 1 <text:s/>(64 GB/sec)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any_request:local_miss:any_snoop*num_cores/10*cpu_clk_unhalted:ref_p</text:p>
          </table:table-cell>
          <table:table-cell table:style-name="ce2" table:formula="of:=48*[.B190]/(10*[.B87])" office:value-type="float" office:value="0.00332033043448366">
            <text:p>0.0033203304</text:p>
          </table:table-cell>
          <table:table-cell table:style-name="ce2" table:formula="of:=48*[.C190]/(10*[.C87])" office:value-type="float" office:value="0.0071028624208754">
            <text:p>0.0071028624</text:p>
          </table:table-cell>
          <table:table-cell table:style-name="ce2" table:formula="of:=48*[.D190]/(10*[.D87])" office:value-type="float" office:value="0.00520964803461718">
            <text:p>0.005209648</text:p>
          </table:table-cell>
        </table:table-row>
        <table:table-row table:style-name="ro1">
          <table:table-cell table:style-name="ce2" office:value-type="string">
            <text:p>any_request:remote_miss:any_snoop*num_cores/10*cpu_clk_unhalted:ref_p</text:p>
          </table:table-cell>
          <table:table-cell table:style-name="ce2" table:formula="of:=48*[.B198]/(10*[.B87])" office:value-type="float" office:value="0.00719038133904513">
            <text:p>0.0071903813</text:p>
          </table:table-cell>
          <table:table-cell table:style-name="ce2" table:formula="of:=48*[.C198]/(10*[.C87])" office:value-type="float" office:value="0.00329325891985472">
            <text:p>0.0032932589</text:p>
          </table:table-cell>
          <table:table-cell table:style-name="ce2" table:formula="of:=48*[.D198]/(10*[.D87])" office:value-type="float" office:value="0.00524382754837249">
            <text:p>0.0052438275</text:p>
          </table:table-cell>
        </table:table-row>
        <table:table-row table:style-name="ro1">
          <table:table-cell table:style-name="Default" office:value-type="string">
            <text:p>any_data:local_miss:any_snp/10*cpu_clk_unhalted:ref_p</text:p>
          </table:table-cell>
          <table:table-cell table:style-name="ce2" table:formula="of:=48*[.B191]/(10*[.B87])" office:value-type="float" office:value="0.00234328616805807">
            <text:p>0.0023432862</text:p>
          </table:table-cell>
          <table:table-cell table:style-name="ce2" table:formula="of:=48*[.C191]/(10*[.C87])" office:value-type="float" office:value="0.00613779657188333">
            <text:p>0.0061377966</text:p>
          </table:table-cell>
          <table:table-cell table:style-name="ce2" table:formula="of:=48*[.D191]/(10*[.D87])" office:value-type="float" office:value="0.00423858680679121">
            <text:p>0.0042385868</text:p>
          </table:table-cell>
        </table:table-row>
        <table:table-row table:style-name="ro1">
          <table:table-cell table:style-name="Default" office:value-type="string">
            <text:p>any_data:remote_miss:any_snp/10*cpu_clk_unhalted:ref_p</text:p>
          </table:table-cell>
          <table:table-cell table:style-name="ce2" table:formula="of:=48*[.B199]/(10*[.B87])" office:value-type="float" office:value="0.00628633255866212">
            <text:p>0.0062863326</text:p>
          </table:table-cell>
          <table:table-cell table:style-name="ce2" table:formula="of:=48*[.C199]/(10*[.C87])" office:value-type="float" office:value="0.0024397803882392">
            <text:p>0.0024397804</text:p>
          </table:table-cell>
          <table:table-cell table:style-name="ce2" table:formula="of:=48*[.D199]/(10*[.D87])" office:value-type="float" office:value="0.00436503784349321">
            <text:p>0.0043650378</text:p>
          </table:table-cell>
        </table:table-row>
        <table:table-row table:style-name="ro1">
          <table:table-cell table:style-name="ce2" office:value-type="string">
            <text:p>mem_load:local_dram*num_cores/10*cpu_clk_unhalted:ref_p</text:p>
          </table:table-cell>
          <table:table-cell table:style-name="ce2" table:formula="of:=48*[.B131]/(10*[.B87])" office:value-type="float" office:value="0.000384830099914629">
            <text:p>0.0003848301</text:p>
          </table:table-cell>
          <table:table-cell table:style-name="ce2" table:formula="of:=48*[.C131]/(10*[.C87])" office:value-type="float" office:value="0.000985340256921424">
            <text:p>0.0009853403</text:p>
          </table:table-cell>
          <table:table-cell table:style-name="ce2" table:formula="of:=48*[.D131]/(10*[.D87])" office:value-type="float" office:value="0.000684775853915817">
            <text:p>0.0006847759</text:p>
          </table:table-cell>
        </table:table-row>
        <table:table-row table:style-name="ro1">
          <table:table-cell table:style-name="ce2" office:value-type="string">
            <text:p>mem_load:remote_dram*num_cores/10*cpu_clk_unhalted:ref_p</text:p>
          </table:table-cell>
          <table:table-cell table:style-name="ce2" table:formula="of:=48*[.B133]/(10*[.B87])" office:value-type="float" office:value="0.000752875413419217">
            <text:p>0.0007528754</text:p>
          </table:table-cell>
          <table:table-cell table:style-name="ce2" table:formula="of:=48*[.C133]/(10*[.C87])" office:value-type="float" office:value="0.000336260045775126">
            <text:p>0.00033626</text:p>
          </table:table-cell>
          <table:table-cell table:style-name="ce2" table:formula="of:=48*[.D133]/(10*[.D87])" office:value-type="float" office:value="0.00054478232936656">
            <text:p>0.0005447823</text:p>
          </table:table-cell>
        </table:table-row>
        <table:table-row table:style-name="ro1">
          <table:table-cell table:style-name="Default" office:value-type="string">
            <text:p>any_data:llc_hit:any_snp/10*cpu_clk_unhalted:ref_p</text:p>
          </table:table-cell>
          <table:table-cell table:style-name="ce2" table:formula="of:=[.B213]/(10*[.B87])" office:value-type="float" office:value="0.0163199506851589">
            <text:p>0.0163199507</text:p>
          </table:table-cell>
          <table:table-cell table:style-name="ce2" table:formula="of:=[.C213]/(10*[.C87])" office:value-type="float" office:value="0.0160816643835695">
            <text:p>0.0160816644</text:p>
          </table:table-cell>
          <table:table-cell table:style-name="ce2" table:formula="of:=[.D213]/(10*[.D87])" office:value-type="float" office:value="0.0162009302763208">
            <text:p>0.0162009303</text:p>
          </table:table-cell>
        </table:table-row>
        <table:table-row table:style-name="ro1">
          <table:table-cell table:style-name="Default" office:value-type="string">
            <text:p>any_request:llc_hit:any_snp/10*cpu_clk_unhalted:ref_p</text:p>
          </table:table-cell>
          <table:table-cell table:style-name="ce1" table:formula="of:=[.B210]/(10*[.B87])" office:value-type="float" office:value="0.0913862232381917">
            <text:p>0.0913862232</text:p>
          </table:table-cell>
          <table:table-cell table:style-name="ce1" table:formula="of:=[.C210]/(10*[.C87])" office:value-type="float" office:value="0.0909889215054154">
            <text:p>0.0909889215</text:p>
          </table:table-cell>
          <table:table-cell table:style-name="ce1" table:formula="of:=[.D210]/(10*[.D87])" office:value-type="float" office:value="0.0911877770230642">
            <text:p>0.091187777</text:p>
          </table:table-cell>
        </table:table-row>
        <table:table-row table:style-name="ro2">
          <table:table-cell table:style-name="Default"/>
          <table:table-cell table:style-name="ce1" table:number-columns-repeated="3"/>
        </table:table-row>
        <table:table-row table:style-name="ro2">
          <table:table-cell table:style-name="ce1" office:value-type="string">
            <text:p>NUMA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remote_data/(remote_data+local_data)</text:p>
          </table:table-cell>
          <table:table-cell table:style-name="ce1" table:formula="of:=[.B199]/([.B199]+[.B191])" office:value-type="float" office:value="0.728460058055349">
            <text:p>0.7284600581</text:p>
          </table:table-cell>
          <table:table-cell table:style-name="ce1" table:formula="of:=[.C199]/([.C199]+[.C191])" office:value-type="float" office:value="0.284437015206256">
            <text:p>0.2844370152</text:p>
          </table:table-cell>
          <table:table-cell table:style-name="ce1" table:formula="of:=[.D199]/([.D199]+[.D191])" office:value-type="float" office:value="0.507348707192719">
            <text:p>0.5073487072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MICROCOD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ms_uops/all_FE_uops</text:p>
          </table:table-cell>
          <table:table-cell table:style-name="ce1" table:formula="of:=([.B232]+[.B235])/([.B228]+[.B231])" office:value-type="float" office:value="0.0195168313369698">
            <text:p>0.0195168313</text:p>
          </table:table-cell>
          <table:table-cell table:style-name="ce1" table:formula="of:=([.C232]+[.C235])/([.C228]+[.C231])" office:value-type="float" office:value="0.018894409832949">
            <text:p>0.0188944098</text:p>
          </table:table-cell>
          <table:table-cell table:style-name="ce1" table:formula="of:=([.D232]+[.D235])/([.D228]+[.D231])" office:value-type="float" office:value="0.0192069396680307">
            <text:p>0.0192069397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Long latency instructions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Div_sqrt cycles/cycles</text:p>
          </table:table-cell>
          <table:table-cell table:style-name="ce1" table:formula="of:=[.B305]/[.B86]" office:value-type="float" office:value="0.0984450548030822">
            <text:p>0.0984450548</text:p>
          </table:table-cell>
          <table:table-cell table:style-name="ce1" table:formula="of:=[.C305]/[.C86]" office:value-type="float" office:value="0.0990908037188002">
            <text:p>0.0990908037</text:p>
          </table:table-cell>
          <table:table-cell table:style-name="ce1" table:formula="of:=[.D305]/[.D86]" office:value-type="float" office:value="0.0987663348653252">
            <text:p>0.0987663349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port saturation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port0_cycles/cycles</text:p>
          </table:table-cell>
          <table:table-cell table:style-name="ce1" table:formula="of:=[.B247]/[.B86]" office:value-type="float" office:value="0.115161160833456">
            <text:p>0.1151611608</text:p>
          </table:table-cell>
          <table:table-cell table:style-name="ce1" table:formula="of:=[.C247]/[.C86]" office:value-type="float" office:value="0.115424504494669">
            <text:p>0.1154245045</text:p>
          </table:table-cell>
          <table:table-cell table:style-name="ce1" table:formula="of:=[.D247]/[.D86]" office:value-type="float" office:value="0.115292182451621">
            <text:p>0.1152921825</text:p>
          </table:table-cell>
        </table:table-row>
        <table:table-row table:style-name="ro2">
          <table:table-cell table:style-name="ce1" office:value-type="string">
            <text:p>port1_cycles/cycles</text:p>
          </table:table-cell>
          <table:table-cell table:style-name="ce1" table:formula="of:=[.B248]/[.B86]" office:value-type="float" office:value="0.107146483158054">
            <text:p>0.1071464832</text:p>
          </table:table-cell>
          <table:table-cell table:style-name="ce1" table:formula="of:=[.C248]/[.C86]" office:value-type="float" office:value="0.107401230023105">
            <text:p>0.10740123</text:p>
          </table:table-cell>
          <table:table-cell table:style-name="ce1" table:formula="of:=[.D248]/[.D86]" office:value-type="float" office:value="0.107273227604181">
            <text:p>0.1072732276</text:p>
          </table:table-cell>
        </table:table-row>
        <table:table-row table:style-name="ro2">
          <table:table-cell table:style-name="ce1" office:value-type="string">
            <text:p>port2_cycles/cycles</text:p>
          </table:table-cell>
          <table:table-cell table:style-name="ce1" table:formula="of:=[.B251]/[.B86]" office:value-type="float" office:value="0.149345263444194">
            <text:p>0.1493452634</text:p>
          </table:table-cell>
          <table:table-cell table:style-name="ce1" table:formula="of:=[.C251]/[.C86]" office:value-type="float" office:value="0.149573178786256">
            <text:p>0.1495731788</text:p>
          </table:table-cell>
          <table:table-cell table:style-name="ce1" table:formula="of:=[.D251]/[.D86]" office:value-type="float" office:value="0.149458658377583">
            <text:p>0.1494586584</text:p>
          </table:table-cell>
        </table:table-row>
        <table:table-row table:style-name="ro2">
          <table:table-cell table:style-name="ce1" office:value-type="string">
            <text:p>port3_cycles/cycles</text:p>
          </table:table-cell>
          <table:table-cell table:style-name="ce1" table:formula="of:=[.B252]/[.B86]" office:value-type="float" office:value="0.157728297515059">
            <text:p>0.1577282975</text:p>
          </table:table-cell>
          <table:table-cell table:style-name="ce1" table:formula="of:=[.C252]/[.C86]" office:value-type="float" office:value="0.15797299333531">
            <text:p>0.1579729933</text:p>
          </table:table-cell>
          <table:table-cell table:style-name="ce1" table:formula="of:=[.D252]/[.D86]" office:value-type="float" office:value="0.157850041255462">
            <text:p>0.1578500413</text:p>
          </table:table-cell>
        </table:table-row>
        <table:table-row table:style-name="ro2">
          <table:table-cell table:style-name="ce1" office:value-type="string">
            <text:p>port4_cycles/cycles</text:p>
          </table:table-cell>
          <table:table-cell table:style-name="ce1" table:formula="of:=[.B255]/[.B86]" office:value-type="float" office:value="0.0962868121139181">
            <text:p>0.0962868121</text:p>
          </table:table-cell>
          <table:table-cell table:style-name="ce1" table:formula="of:=[.C255]/[.C86]" office:value-type="float" office:value="0.096631232419193">
            <text:p>0.0966312324</text:p>
          </table:table-cell>
          <table:table-cell table:style-name="ce1" table:formula="of:=[.D255]/[.D86]" office:value-type="float" office:value="0.0964581718706642">
            <text:p>0.0964581719</text:p>
          </table:table-cell>
        </table:table-row>
        <table:table-row table:style-name="ro2">
          <table:table-cell table:style-name="ce1" office:value-type="string">
            <text:p>port5_cycles/cycles</text:p>
          </table:table-cell>
          <table:table-cell table:style-name="ce1" table:formula="of:=[.B256]/[.B86]" office:value-type="float" office:value="0.138707214125425">
            <text:p>0.1387072141</text:p>
          </table:table-cell>
          <table:table-cell table:style-name="ce1" table:formula="of:=[.C256]/[.C86]" office:value-type="float" office:value="0.1389590395636">
            <text:p>0.1389590396</text:p>
          </table:table-cell>
          <table:table-cell table:style-name="ce1" table:formula="of:=[.D256]/[.D86]" office:value-type="float" office:value="0.138832505071305">
            <text:p>0.1388325051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Locks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locked_loads/all_loads</text:p>
          </table:table-cell>
          <table:table-cell table:style-name="ce1" table:formula="of:=[.B317]/[.B139]" office:value-type="float" office:value="0.00007011437004379">
            <text:p>7.011437004379E-005</text:p>
          </table:table-cell>
          <table:table-cell table:style-name="ce1" table:formula="of:=[.C317]/[.C139]" office:value-type="float" office:value="0.0000900153573888585">
            <text:p>9.00153573888585E-005</text:p>
          </table:table-cell>
          <table:table-cell table:style-name="ce1" table:formula="of:=[.D317]/[.D139]" office:value-type="float" office:value="0.0000799937136826905">
            <text:p>7.99937136826905E-005</text:p>
          </table:table-cell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Split accesses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split loads/all_loads</text:p>
          </table:table-cell>
          <table:table-cell table:style-name="ce1" table:formula="of:=[.B318]/[.B139]" office:value-type="float" office:value="0.00000193598191902693">
            <text:p>0.000001936</text:p>
          </table:table-cell>
          <table:table-cell table:style-name="ce1" table:formula="of:=[.C318]/[.C139]" office:value-type="float" office:value="0.0000012732972456765">
            <text:p>1.2732972456765E-006</text:p>
          </table:table-cell>
          <table:table-cell table:style-name="ce1" table:formula="of:=[.D318]/[.D139]" office:value-type="float" office:value="0.00000160700881338432">
            <text:p>0.000001607</text:p>
          </table:table-cell>
        </table:table-row>
        <table:table-row table:style-name="ro2">
          <table:table-cell table:style-name="ce1" office:value-type="string">
            <text:p>split stores/all stores</text:p>
          </table:table-cell>
          <table:table-cell table:style-name="ce1" table:formula="of:=[.B319]/[.B140]" office:value-type="float" office:value="0.00000418591064692034">
            <text:p>4.18591064692034E-006</text:p>
          </table:table-cell>
          <table:table-cell table:style-name="ce1" table:formula="of:=[.C319]/[.C140]" office:value-type="float" office:value="0.0000027320495501322">
            <text:p>0.000002732</text:p>
          </table:table-cell>
          <table:table-cell table:style-name="ce1" table:formula="of:=[.D319]/[.D140]" office:value-type="float" office:value="0.00000346772327540202">
            <text:p>3.46772327540202E-006</text:p>
          </table:table-cell>
        </table:table-row>
        <table:table-row table:style-name="ro2">
          <table:table-cell table:style-name="ce1" table:number-columns-repeated="4"/>
        </table:table-row>
        <table:table-row table:style-name="ro1">
          <table:table-cell table:style-name="ce2" office:value-type="string">
            <text:p>Memory event consistency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mem_load_retired:l2_miss/(mem_load_retired_llc_hit:*+mem_load_llc_miss:*)</text:p>
          </table:table-cell>
          <table:table-cell table:style-name="ce2" table:formula="of:=[.B121]/([.B123]+[.B124]+[.B125]+[.B126]+[.B131]+[.B133]+[.B135]+[.B136])" office:value-type="float" office:value="1.00742701494324">
            <text:p>1.0074270149</text:p>
          </table:table-cell>
          <table:table-cell table:style-name="ce2" table:formula="of:=[.C121]/([.C123]+[.C124]+[.C125]+[.C126]+[.C131]+[.C133]+[.C135]+[.C136])" office:value-type="float" office:value="1.04393134850206">
            <text:p>1.0439313485</text:p>
          </table:table-cell>
          <table:table-cell table:style-name="ce2" table:formula="of:=[.D121]/([.D123]+[.D124]+[.D125]+[.D126]+[.D131]+[.D133]+[.D135]+[.D136])" office:value-type="float" office:value="1.02537473138771">
            <text:p>1.0253747314</text:p>
          </table:table-cell>
        </table:table-row>
        <table:table-row table:style-name="ro1">
          <table:table-cell table:style-name="ce2" office:value-type="string">
            <text:p>mem_load_retired:l2_miss/(mem_load_retired_llc_hit:*+mem_load:l3_miss)</text:p>
          </table:table-cell>
          <table:table-cell table:style-name="ce2" table:formula="of:=[.B121]/([.B122]+[.B123]+[.B124]+[.B125]+[.B126])" office:value-type="float" office:value="1.00701669687707">
            <text:p>1.0070166969</text:p>
          </table:table-cell>
          <table:table-cell table:style-name="ce2" table:formula="of:=[.C121]/([.C122]+[.C123]+[.C124]+[.C125]+[.C126])" office:value-type="float" office:value="1.04404503775611">
            <text:p>1.0440450378</text:p>
          </table:table-cell>
          <table:table-cell table:style-name="ce2" table:formula="of:=[.D121]/([.D122]+[.D123]+[.D124]+[.D125]+[.D126])" office:value-type="float" office:value="1.02521726884872">
            <text:p>1.0252172688</text:p>
          </table:table-cell>
        </table:table-row>
        <table:table-row table:style-name="ro1">
          <table:table-cell table:style-name="ce2" office:value-type="string">
            <text:p>mem_load_retired:l3_miss/(mem_load_llc_miss:*)</text:p>
          </table:table-cell>
          <table:table-cell table:style-name="ce2" table:formula="of:=[.B122]/([.B131]+[.B133]+[.B135]+[.B136])" office:value-type="float" office:value="1.06440837905688">
            <text:p>1.0644083791</text:p>
          </table:table-cell>
          <table:table-cell table:style-name="ce2" table:formula="of:=[.C122]/([.C131]+[.C133]+[.C135]+[.C136])" office:value-type="float" office:value="0.983491775617847">
            <text:p>0.9834917756</text:p>
          </table:table-cell>
          <table:table-cell table:style-name="ce2" table:formula="of:=[.D122]/([.D131]+[.D133]+[.D135]+[.D136])" office:value-type="float" office:value="1.0237791967043">
            <text:p>1.0237791967</text:p>
          </table:table-cell>
        </table:table-row>
        <table:table-row table:style-name="ro1">
          <table:table-cell table:style-name="ce2" office:value-type="string">
            <text:p>offcore_response:demand_llc_miss/(mem_load_l3_miss + dtlb_l3_miss)</text:p>
          </table:table-cell>
          <table:table-cell table:style-name="ce2" table:formula="of:=([.B168]+[.B171])/([.B122]+[.B316])" office:value-type="float" office:value="5.20572944085301">
            <text:p>5.2057294409</text:p>
          </table:table-cell>
          <table:table-cell table:style-name="ce2" table:formula="of:=([.C168]+[.C171])/([.C122]+[.C316])" office:value-type="float" office:value="5.33783395408987">
            <text:p>5.3378339541</text:p>
          </table:table-cell>
          <table:table-cell table:style-name="ce2" table:formula="of:=([.D168]+[.D171])/([.D122]+[.D316])" office:value-type="float" office:value="5.26946799207372">
            <text:p>5.2694679921</text:p>
          </table:table-cell>
        </table:table-row>
        <table:table-row table:style-name="ro1">
          <table:table-cell table:style-name="ce2" office:value-type="string">
            <text:p>offcore_response:demand_rd:llc_miss_remote:hitm/mem_load_retired:remote_hitm)</text:p>
          </table:table-cell>
          <table:table-cell table:style-name="ce2" table:formula="of:=[.B253]/[.B135]" office:value-type="float" office:value="4.5701017408042">
            <text:p>4.5701017408</text:p>
          </table:table-cell>
          <table:table-cell table:style-name="ce2" table:formula="of:=[.C253]/[.C135]" office:value-type="float" office:value="4.54329615861214">
            <text:p>4.5432961586</text:p>
          </table:table-cell>
          <table:table-cell table:style-name="ce2" table:formula="of:=[.D253]/[.D135]" office:value-type="float" office:value="4.56538800129">
            <text:p>4.5653880013</text:p>
          </table:table-cell>
        </table:table-row>
        <table:table-row table:style-name="ro1">
          <table:table-cell table:style-name="ce2" office:value-type="string">
            <text:p>mem_load_retired:remote_hitm/llc_miss</text:p>
          </table:table-cell>
          <table:table-cell table:style-name="ce2" table:formula="of:=[.B135]/[.B122]" office:value-type="float" office:value="0.0337138697449592">
            <text:p>0.0337138697</text:p>
          </table:table-cell>
          <table:table-cell table:style-name="ce2" table:formula="of:=[.C135]/[.C122]" office:value-type="float" office:value="0.00771989119985208">
            <text:p>0.0077198912</text:p>
          </table:table-cell>
          <table:table-cell table:style-name="ce2" table:formula="of:=[.D135]/[.D122]" office:value-type="float" office:value="0.0211755995018956">
            <text:p>0.0211755995</text:p>
          </table:table-cell>
        </table:table-row>
        <table:table-row table:style-name="ro2">
          <table:table-cell table:style-name="ce1"/>
          <table:table-cell table:number-columns-repeated="3"/>
        </table:table-row>
        <table:table-row table:style-name="ro1">
          <table:table-cell table:style-name="ce2" office:value-type="string">
            <text:p>cycles/dtlb_walk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Raw data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nhalted_core_cycles</text:p>
          </table:table-cell>
          <table:table-cell office:value-type="float" office:value="1435260561545">
            <text:p>1435260561545</text:p>
          </table:table-cell>
          <table:table-cell office:value-type="float" office:value="1421155212926">
            <text:p>1421155212926</text:p>
          </table:table-cell>
          <table:table-cell table:formula="of:=[.B86]+[.C86]" office:value-type="float" office:value="2856415774471">
            <text:p>2856415774471</text:p>
          </table:table-cell>
        </table:table-row>
        <table:table-row table:style-name="ro1">
          <table:table-cell table:style-name="Default" office:value-type="string">
            <text:p>cpu_clk_unhalted:ref_p</text:p>
          </table:table-cell>
          <table:table-cell office:value-type="float" office:value="47961146501">
            <text:p>47961146501</text:p>
          </table:table-cell>
          <table:table-cell office:value-type="float" office:value="47862428505">
            <text:p>47862428505</text:p>
          </table:table-cell>
          <table:table-cell table:formula="of:=[.B87]+[.C87]" office:value-type="float" office:value="95823575006">
            <text:p>95823575006</text:p>
          </table:table-cell>
        </table:table-row>
        <table:table-row table:style-name="ro1">
          <table:table-cell table:style-name="Default" office:value-type="string">
            <text:p>cpu_clk_unhalted:thread_p</text:p>
          </table:table-cell>
          <table:table-cell office:value-type="float" office:value="1435224209939">
            <text:p>1435224209939</text:p>
          </table:table-cell>
          <table:table-cell office:value-type="float" office:value="1421114571611">
            <text:p>1421114571611</text:p>
          </table:table-cell>
          <table:table-cell table:formula="of:=[.B88]+[.C88]" office:value-type="float" office:value="2856338781550">
            <text:p>2856338781550</text:p>
          </table:table-cell>
        </table:table-row>
        <table:table-row table:style-name="ro2">
          <table:table-cell table:style-name="Default" office:value-type="string">
            <text:p>instruction_retired</text:p>
          </table:table-cell>
          <table:table-cell office:value-type="float" office:value="813635746177">
            <text:p>813635746177</text:p>
          </table:table-cell>
          <table:table-cell office:value-type="float" office:value="805633025909">
            <text:p>805633025909</text:p>
          </table:table-cell>
          <table:table-cell table:formula="of:=[.B89]+[.C89]" office:value-type="float" office:value="1619268772086">
            <text:p>1619268772086</text:p>
          </table:table-cell>
        </table:table-row>
        <table:table-row table:style-name="ro1">
          <table:table-cell table:style-name="Default" office:value-type="string">
            <text:p>uops_retired:stall_cycles</text:p>
          </table:table-cell>
          <table:table-cell office:value-type="float" office:value="1108477134111">
            <text:p>1108477134111</text:p>
          </table:table-cell>
          <table:table-cell office:value-type="float" office:value="1096169358796">
            <text:p>1096169358796</text:p>
          </table:table-cell>
          <table:table-cell table:formula="of:=[.B90]+[.C90]" office:value-type="float" office:value="2204646492907">
            <text:p>2204646492907</text:p>
          </table:table-cell>
        </table:table-row>
        <table:table-row table:style-name="ro1">
          <table:table-cell table:style-name="Default" office:value-type="string">
            <text:p>uops_retired:any</text:p>
          </table:table-cell>
          <table:table-cell office:value-type="float" office:value="1053526429671">
            <text:p>1053526429671</text:p>
          </table:table-cell>
          <table:table-cell office:value-type="float" office:value="1052412500045">
            <text:p>1052412500045</text:p>
          </table:table-cell>
          <table:table-cell table:formula="of:=[.B91]+[.C91]" office:value-type="float" office:value="2105938929716">
            <text:p>2105938929716</text:p>
          </table:table-cell>
        </table:table-row>
        <table:table-row table:style-name="ro1">
          <table:table-cell table:style-name="Default" office:value-type="string">
            <text:p>uops_retired:any:t</text:p>
          </table:table-cell>
          <table:table-cell office:value-type="float" office:value="2107015215576">
            <text:p>2107015215576</text:p>
          </table:table-cell>
          <table:table-cell office:value-type="float" office:value="2104784648988">
            <text:p>2104784648988</text:p>
          </table:table-cell>
          <table:table-cell table:formula="of:=[.B92]+[.C92]" office:value-type="float" office:value="4211799864564">
            <text:p>4211799864564</text:p>
          </table:table-cell>
        </table:table-row>
        <table:table-row table:style-name="ro1">
          <table:table-cell table:style-name="Default" office:value-type="string">
            <text:p>uops_retired:any:c=1</text:p>
          </table:table-cell>
          <table:table-cell office:value-type="float" office:value="326977795312">
            <text:p>326977795312</text:p>
          </table:table-cell>
          <table:table-cell office:value-type="float" office:value="326353016894">
            <text:p>326353016894</text:p>
          </table:table-cell>
          <table:table-cell table:formula="of:=[.B93]+[.C93]" office:value-type="float" office:value="653330812206">
            <text:p>653330812206</text:p>
          </table:table-cell>
        </table:table-row>
        <table:table-row table:style-name="ro1">
          <table:table-cell table:style-name="Default" office:value-type="string">
            <text:p>uops_issued:any</text:p>
          </table:table-cell>
          <table:table-cell office:value-type="float" office:value="949619297767">
            <text:p>949619297767</text:p>
          </table:table-cell>
          <table:table-cell office:value-type="float" office:value="941404054598">
            <text:p>941404054598</text:p>
          </table:table-cell>
          <table:table-cell table:formula="of:=[.B94]+[.C94]" office:value-type="float" office:value="1891023352365">
            <text:p>1891023352365</text:p>
          </table:table-cell>
        </table:table-row>
        <table:table-row table:style-name="ro1">
          <table:table-cell table:style-name="Default" office:value-type="string">
            <text:p>uops_issued:any:c=1</text:p>
          </table:table-cell>
          <table:table-cell office:value-type="float" office:value="311582118233">
            <text:p>311582118233</text:p>
          </table:table-cell>
          <table:table-cell office:value-type="float" office:value="309061134597">
            <text:p>309061134597</text:p>
          </table:table-cell>
          <table:table-cell table:formula="of:=[.B95]+[.C95]" office:value-type="float" office:value="620643252830">
            <text:p>620643252830</text:p>
          </table:table-cell>
        </table:table-row>
        <table:table-row table:style-name="ro1">
          <table:table-cell table:style-name="Default" office:value-type="string">
            <text:p>uops_issued:any:c=1:i=1</text:p>
          </table:table-cell>
          <table:table-cell office:value-type="float" office:value="1123632887335">
            <text:p>1123632887335</text:p>
          </table:table-cell>
          <table:table-cell office:value-type="float" office:value="1112129204090">
            <text:p>1112129204090</text:p>
          </table:table-cell>
          <table:table-cell table:formula="of:=[.B96]+[.C96]" office:value-type="float" office:value="2235762091425">
            <text:p>2235762091425</text:p>
          </table:table-cell>
        </table:table-row>
        <table:table-row table:style-name="ro1">
          <table:table-cell table:style-name="Default" office:value-type="string">
            <text:p>uops_retired:retire_slots</text:p>
          </table:table-cell>
          <table:table-cell office:value-type="float" office:value="871714191085">
            <text:p>871714191085</text:p>
          </table:table-cell>
          <table:table-cell office:value-type="float" office:value="863210171655">
            <text:p>863210171655</text:p>
          </table:table-cell>
          <table:table-cell table:formula="of:=[.B97]+[.C97]" office:value-type="float" office:value="1734924362740">
            <text:p>1734924362740</text:p>
          </table:table-cell>
        </table:table-row>
        <table:table-row table:style-name="ro2">
          <table:table-cell table:style-name="Default" office:value-type="string">
            <text:p>resource_stalls:any</text:p>
          </table:table-cell>
          <table:table-cell office:value-type="float" office:value="271993252240">
            <text:p>271993252240</text:p>
          </table:table-cell>
          <table:table-cell office:value-type="float" office:value="268912385088">
            <text:p>268912385088</text:p>
          </table:table-cell>
          <table:table-cell table:formula="of:=[.B98]+[.C98]" office:value-type="float" office:value="540905637328">
            <text:p>540905637328</text:p>
          </table:table-cell>
        </table:table-row>
        <table:table-row table:style-name="ro1">
          <table:table-cell table:style-name="Default" office:value-type="string">
            <text:p>uops_executed:core</text:p>
          </table:table-cell>
          <table:table-cell office:value-type="float" office:value="2053625143880">
            <text:p>2053625143880</text:p>
          </table:table-cell>
          <table:table-cell office:value-type="float" office:value="2053789056959">
            <text:p>2053789056959</text:p>
          </table:table-cell>
          <table:table-cell table:formula="of:=[.B99]+[.C99]" office:value-type="float" office:value="4107414200839">
            <text:p>4107414200839</text:p>
          </table:table-cell>
        </table:table-row>
        <table:table-row table:style-name="ro1">
          <table:table-cell table:style-name="Default" office:value-type="string">
            <text:p>uops_executed:core:c=1</text:p>
          </table:table-cell>
          <table:table-cell office:value-type="float" office:value="965861176362">
            <text:p>965861176362</text:p>
          </table:table-cell>
          <table:table-cell office:value-type="float" office:value="962095721144">
            <text:p>962095721144</text:p>
          </table:table-cell>
          <table:table-cell table:formula="of:=[.B100]+[.C100]" office:value-type="float" office:value="1927956897506">
            <text:p>1927956897506</text:p>
          </table:table-cell>
        </table:table-row>
        <table:table-row table:style-name="ro1">
          <table:table-cell table:style-name="Default" office:value-type="string">
            <text:p>uops_executed:core:c=1:i=1</text:p>
          </table:table-cell>
          <table:table-cell office:value-type="float" office:value="469588501319">
            <text:p>469588501319</text:p>
          </table:table-cell>
          <table:table-cell office:value-type="float" office:value="459668253928">
            <text:p>459668253928</text:p>
          </table:table-cell>
          <table:table-cell table:formula="of:=[.B101]+[.C101]" office:value-type="float" office:value="929256755247">
            <text:p>929256755247</text:p>
          </table:table-cell>
        </table:table-row>
        <table:table-row table:style-name="ro1">
          <table:table-cell table:style-name="Default" office:value-type="string">
            <text:p>uops_executed:0x1</text:p>
          </table:table-cell>
          <table:table-cell office:value-type="float" office:value="1034163601160">
            <text:p>1034163601160</text:p>
          </table:table-cell>
          <table:table-cell office:value-type="float" office:value="1024403890330">
            <text:p>1024403890330</text:p>
          </table:table-cell>
          <table:table-cell table:formula="of:=[.B102]+[.C102]" office:value-type="float" office:value="2058567491490">
            <text:p>2058567491490</text:p>
          </table:table-cell>
        </table:table-row>
        <table:table-row table:style-name="ro1">
          <table:table-cell table:style-name="Default" office:value-type="string">
            <text:p>uops_executed:0x1:c=1</text:p>
          </table:table-cell>
          <table:table-cell office:value-type="float" office:value="606492012404">
            <text:p>606492012404</text:p>
          </table:table-cell>
          <table:table-cell office:value-type="float" office:value="601329311256">
            <text:p>601329311256</text:p>
          </table:table-cell>
          <table:table-cell table:formula="of:=[.B103]+[.C103]" office:value-type="float" office:value="1207821323660">
            <text:p>1207821323660</text:p>
          </table:table-cell>
        </table:table-row>
        <table:table-row table:style-name="ro1">
          <table:table-cell table:style-name="Default" office:value-type="string">
            <text:p>uops_executed:0x1:c=1:i=1</text:p>
          </table:table-cell>
          <table:table-cell office:value-type="float" office:value="828185956885">
            <text:p>828185956885</text:p>
          </table:table-cell>
          <table:table-cell office:value-type="float" office:value="819979823453">
            <text:p>819979823453</text:p>
          </table:table-cell>
          <table:table-cell table:formula="of:=[.B104]+[.C104]" office:value-type="float" office:value="1648165780338">
            <text:p>1648165780338</text:p>
          </table:table-cell>
        </table:table-row>
        <table:table-row table:style-name="ro1">
          <table:table-cell table:style-name="Default" office:value-type="string">
            <text:p>dtlb_load_misses:walk_duration</text:p>
          </table:table-cell>
          <table:table-cell office:value-type="float" office:value="59867466613">
            <text:p>59867466613</text:p>
          </table:table-cell>
          <table:table-cell office:value-type="float" office:value="58765963465">
            <text:p>58765963465</text:p>
          </table:table-cell>
          <table:table-cell table:formula="of:=[.B105]+[.C105]" office:value-type="float" office:value="118633430078">
            <text:p>118633430078</text:p>
          </table:table-cell>
        </table:table-row>
        <table:table-row table:style-name="ro1">
          <table:table-cell table:style-name="Default" office:value-type="string">
            <text:p>dtlb_load_misses:walk_completed</text:p>
          </table:table-cell>
          <table:table-cell office:value-type="float" office:value="1853187912">
            <text:p>1853187912</text:p>
          </table:table-cell>
          <table:table-cell office:value-type="float" office:value="1881421337">
            <text:p>1881421337</text:p>
          </table:table-cell>
          <table:table-cell table:formula="of:=[.B106]+[.C106]" office:value-type="float" office:value="3734609249">
            <text:p>3734609249</text:p>
          </table:table-cell>
        </table:table-row>
        <table:table-row table:style-name="ro1">
          <table:table-cell table:style-name="Default" office:value-type="string">
            <text:p>dtlb_load_misses:large_walk_completed</text:p>
          </table:table-cell>
          <table:table-cell office:value-type="float" office:value="7119370">
            <text:p>7119370</text:p>
          </table:table-cell>
          <table:table-cell office:value-type="float" office:value="8730194">
            <text:p>8730194</text:p>
          </table:table-cell>
          <table:table-cell table:formula="of:=[.B107]+[.C107]" office:value-type="float" office:value="15849564">
            <text:p>15849564</text:p>
          </table:table-cell>
        </table:table-row>
        <table:table-row table:style-name="ro1">
          <table:table-cell table:style-name="Default" office:value-type="string">
            <text:p>dtlb_load_misses:miss_causes_a_walk</text:p>
          </table:table-cell>
          <table:table-cell office:value-type="float" office:value="1951340104">
            <text:p>1951340104</text:p>
          </table:table-cell>
          <table:table-cell office:value-type="float" office:value="1978647925">
            <text:p>1978647925</text:p>
          </table:table-cell>
          <table:table-cell table:formula="of:=[.B108]+[.C108]" office:value-type="float" office:value="3929988029">
            <text:p>3929988029</text:p>
          </table:table-cell>
        </table:table-row>
        <table:table-row table:style-name="ro1">
          <table:table-cell table:style-name="Default" office:value-type="string">
            <text:p>dtlb_load_misses:stlb_hit</text:p>
          </table:table-cell>
          <table:table-cell office:value-type="float" office:value="19827163346">
            <text:p>19827163346</text:p>
          </table:table-cell>
          <table:table-cell office:value-type="float" office:value="20056937959">
            <text:p>20056937959</text:p>
          </table:table-cell>
          <table:table-cell table:formula="of:=[.B109]+[.C109]" office:value-type="float" office:value="39884101305">
            <text:p>39884101305</text:p>
          </table:table-cell>
        </table:table-row>
        <table:table-row table:style-name="ro1">
          <table:table-cell table:style-name="Default" office:value-type="string">
            <text:p>dtlb_store_misses:walk_duration</text:p>
          </table:table-cell>
          <table:table-cell office:value-type="float" office:value="5978120837">
            <text:p>5978120837</text:p>
          </table:table-cell>
          <table:table-cell office:value-type="float" office:value="5884456793">
            <text:p>5884456793</text:p>
          </table:table-cell>
          <table:table-cell table:formula="of:=[.B110]+[.C110]" office:value-type="float" office:value="11862577630">
            <text:p>11862577630</text:p>
          </table:table-cell>
        </table:table-row>
        <table:table-row table:style-name="ro1">
          <table:table-cell table:style-name="Default" office:value-type="string">
            <text:p>dtlb_store_misses:walk_completed</text:p>
          </table:table-cell>
          <table:table-cell office:value-type="float" office:value="160467568">
            <text:p>160467568</text:p>
          </table:table-cell>
          <table:table-cell office:value-type="float" office:value="159697069">
            <text:p>159697069</text:p>
          </table:table-cell>
          <table:table-cell table:formula="of:=[.B111]+[.C111]" office:value-type="float" office:value="320164637">
            <text:p>320164637</text:p>
          </table:table-cell>
        </table:table-row>
        <table:table-row table:style-name="ro1">
          <table:table-cell table:style-name="Default" office:value-type="string">
            <text:p>dtlb_store_misses:0x80</text:p>
          </table:table-cell>
          <table:table-cell office:value-type="float" office:value="1554068">
            <text:p>1554068</text:p>
          </table:table-cell>
          <table:table-cell office:value-type="float" office:value="1231357">
            <text:p>1231357</text:p>
          </table:table-cell>
          <table:table-cell table:formula="of:=[.B112]+[.C112]" office:value-type="float" office:value="2785425">
            <text:p>2785425</text:p>
          </table:table-cell>
        </table:table-row>
        <table:table-row table:style-name="ro1">
          <table:table-cell table:style-name="Default" office:value-type="string">
            <text:p>dtlb_store_misses:miss_causes_a_walk</text:p>
          </table:table-cell>
          <table:table-cell office:value-type="float" office:value="169136629">
            <text:p>169136629</text:p>
          </table:table-cell>
          <table:table-cell office:value-type="float" office:value="168273840">
            <text:p>168273840</text:p>
          </table:table-cell>
          <table:table-cell table:formula="of:=[.B113]+[.C113]" office:value-type="float" office:value="337410469">
            <text:p>337410469</text:p>
          </table:table-cell>
        </table:table-row>
        <table:table-row table:style-name="ro1">
          <table:table-cell table:style-name="Default" office:value-type="string">
            <text:p>dtlb_store_misses:stlb_hit</text:p>
          </table:table-cell>
          <table:table-cell office:value-type="float" office:value="3325496578">
            <text:p>3325496578</text:p>
          </table:table-cell>
          <table:table-cell office:value-type="float" office:value="3386897658">
            <text:p>3386897658</text:p>
          </table:table-cell>
          <table:table-cell table:formula="of:=[.B114]+[.C114]" office:value-type="float" office:value="6712394236">
            <text:p>6712394236</text:p>
          </table:table-cell>
        </table:table-row>
        <table:table-row table:style-name="ro1">
          <table:table-cell table:style-name="Default" office:value-type="string">
            <text:p>tlb_flush:dtlb_thread</text:p>
          </table:table-cell>
          <table:table-cell office:value-type="float" office:value="577654">
            <text:p>577654</text:p>
          </table:table-cell>
          <table:table-cell office:value-type="float" office:value="613121">
            <text:p>613121</text:p>
          </table:table-cell>
          <table:table-cell table:formula="of:=[.B115]+[.C115]" office:value-type="float" office:value="1190775">
            <text:p>1190775</text:p>
          </table:table-cell>
        </table:table-row>
        <table:table-row table:style-name="ro1">
          <table:table-cell table:style-name="Default" office:value-type="string">
            <text:p>tlb_flush:stlb_any</text:p>
          </table:table-cell>
          <table:table-cell office:value-type="float" office:value="582990">
            <text:p>582990</text:p>
          </table:table-cell>
          <table:table-cell office:value-type="float" office:value="642413">
            <text:p>642413</text:p>
          </table:table-cell>
          <table:table-cell table:formula="of:=[.B116]+[.C116]" office:value-type="float" office:value="1225403">
            <text:p>1225403</text:p>
          </table:table-cell>
        </table:table-row>
        <table:table-row table:style-name="ro1">
          <table:table-cell table:style-name="Default" office:value-type="string">
            <text:p>mem_load_uops_retired:l1_hit</text:p>
          </table:table-cell>
          <table:table-cell office:value-type="float" office:value="117824284488">
            <text:p>117824284488</text:p>
          </table:table-cell>
          <table:table-cell office:value-type="float" office:value="119092360965">
            <text:p>119092360965</text:p>
          </table:table-cell>
          <table:table-cell table:formula="of:=[.B117]+[.C117]" office:value-type="float" office:value="236916645453">
            <text:p>236916645453</text:p>
          </table:table-cell>
        </table:table-row>
        <table:table-row table:style-name="ro1">
          <table:table-cell table:style-name="Default" office:value-type="string">
            <text:p>mem_load_uops_retired:hit_lfb</text:p>
          </table:table-cell>
          <table:table-cell office:value-type="float" office:value="10830086381">
            <text:p>10830086381</text:p>
          </table:table-cell>
          <table:table-cell office:value-type="float" office:value="10510137294">
            <text:p>10510137294</text:p>
          </table:table-cell>
          <table:table-cell table:formula="of:=[.B118]+[.C118]" office:value-type="float" office:value="21340223675">
            <text:p>21340223675</text:p>
          </table:table-cell>
        </table:table-row>
        <table:table-row table:style-name="ro1">
          <table:table-cell table:style-name="Default" office:value-type="string">
            <text:p>mem_load_uops_retired:l2_hit</text:p>
          </table:table-cell>
          <table:table-cell office:value-type="float" office:value="7549343041">
            <text:p>7549343041</text:p>
          </table:table-cell>
          <table:table-cell office:value-type="float" office:value="7303266766">
            <text:p>7303266766</text:p>
          </table:table-cell>
          <table:table-cell table:formula="of:=[.B119]+[.C119]" office:value-type="float" office:value="14852609807">
            <text:p>14852609807</text:p>
          </table:table-cell>
        </table:table-row>
        <table:table-row table:style-name="ro1">
          <table:table-cell table:style-name="Default" office:value-type="string">
            <text:p>mem_load_uops_retired:0x8</text:p>
          </table:table-cell>
          <table:table-cell office:value-type="float" office:value="9648598580">
            <text:p>9648598580</text:p>
          </table:table-cell>
          <table:table-cell office:value-type="float" office:value="9408083392">
            <text:p>9408083392</text:p>
          </table:table-cell>
          <table:table-cell table:formula="of:=[.B120]+[.C120]" office:value-type="float" office:value="19056681972">
            <text:p>19056681972</text:p>
          </table:table-cell>
        </table:table-row>
        <table:table-row table:style-name="ro1">
          <table:table-cell table:style-name="Default" office:value-type="string">
            <text:p>mem_load_uops_retired:0x10</text:p>
          </table:table-cell>
          <table:table-cell office:value-type="float" office:value="2097997737">
            <text:p>2097997737</text:p>
          </table:table-cell>
          <table:table-cell office:value-type="float" office:value="2102682764">
            <text:p>2102682764</text:p>
          </table:table-cell>
          <table:table-cell table:formula="of:=[.B121]+[.C121]" office:value-type="float" office:value="4200680501">
            <text:p>4200680501</text:p>
          </table:table-cell>
        </table:table-row>
        <table:table-row table:style-name="ro1">
          <table:table-cell table:style-name="Default" office:value-type="string">
            <text:p>mem_load_uops_retired:0x20</text:p>
          </table:table-cell>
          <table:table-cell office:value-type="float" office:value="14023012">
            <text:p>14023012</text:p>
          </table:table-cell>
          <table:table-cell office:value-type="float" office:value="13066894">
            <text:p>13066894</text:p>
          </table:table-cell>
          <table:table-cell table:formula="of:=[.B122]+[.C122]" office:value-type="float" office:value="27089906">
            <text:p>27089906</text:p>
          </table:table-cell>
        </table:table-row>
        <table:table-row table:style-name="ro1">
          <table:table-cell table:style-name="Default" office:value-type="string">
            <text:p>mem_load_llc_hit_retired:xsnp_hit</text:p>
          </table:table-cell>
          <table:table-cell office:value-type="float" office:value="326537">
            <text:p>326537</text:p>
          </table:table-cell>
          <table:table-cell office:value-type="float" office:value="363113">
            <text:p>363113</text:p>
          </table:table-cell>
          <table:table-cell table:formula="of:=[.B123]+[.C123]" office:value-type="float" office:value="689650">
            <text:p>689650</text:p>
          </table:table-cell>
        </table:table-row>
        <table:table-row table:style-name="ro1">
          <table:table-cell table:style-name="Default" office:value-type="string">
            <text:p>mem_load_llc_hit_retired:xsnp_hitm</text:p>
          </table:table-cell>
          <table:table-cell office:value-type="float" office:value="200052">
            <text:p>200052</text:p>
          </table:table-cell>
          <table:table-cell office:value-type="float" office:value="207417">
            <text:p>207417</text:p>
          </table:table-cell>
          <table:table-cell table:formula="of:=[.B124]+[.C124]" office:value-type="float" office:value="407469">
            <text:p>407469</text:p>
          </table:table-cell>
        </table:table-row>
        <table:table-row table:style-name="ro1">
          <table:table-cell table:style-name="Default" office:value-type="string">
            <text:p>mem_load_llc_hit_retired:xsnp_miss</text:p>
          </table:table-cell>
          <table:table-cell office:value-type="float" office:value="577917">
            <text:p>577917</text:p>
          </table:table-cell>
          <table:table-cell office:value-type="float" office:value="515520">
            <text:p>515520</text:p>
          </table:table-cell>
          <table:table-cell table:formula="of:=[.B125]+[.C125]" office:value-type="float" office:value="1093437">
            <text:p>1093437</text:p>
          </table:table-cell>
        </table:table-row>
        <table:table-row table:style-name="ro1">
          <table:table-cell table:style-name="Default" office:value-type="string">
            <text:p>mem_load_llc_hit_retired:xsnp_none</text:p>
          </table:table-cell>
          <table:table-cell office:value-type="float" office:value="2068251778">
            <text:p>2068251778</text:p>
          </table:table-cell>
          <table:table-cell office:value-type="float" office:value="1999824124">
            <text:p>1999824124</text:p>
          </table:table-cell>
          <table:table-cell table:formula="of:=[.B126]+[.C126]" office:value-type="float" office:value="4068075902">
            <text:p>4068075902</text:p>
          </table:table-cell>
        </table:table-row>
        <table:table-row table:style-name="ro2">
          <table:table-cell table:style-name="Default" office:value-type="string">
            <text:p>r01d4</text:p>
          </table:table-cell>
          <table:table-cell office:value-type="float" office:value="40570">
            <text:p>40570</text:p>
          </table:table-cell>
          <table:table-cell office:value-type="float" office:value="101185">
            <text:p>101185</text:p>
          </table:table-cell>
          <table:table-cell table:formula="of:=[.B127]+[.C127]" office:value-type="float" office:value="141755">
            <text:p>141755</text:p>
          </table:table-cell>
        </table:table-row>
        <table:table-row table:style-name="ro2">
          <table:table-cell table:style-name="Default" office:value-type="string">
            <text:p>r02d4</text:p>
          </table:table-cell>
          <table:table-cell office:value-type="float" office:value="5521488">
            <text:p>5521488</text:p>
          </table:table-cell>
          <table:table-cell office:value-type="float" office:value="5660521">
            <text:p>5660521</text:p>
          </table:table-cell>
          <table:table-cell table:formula="of:=[.B128]+[.C128]" office:value-type="float" office:value="11182009">
            <text:p>11182009</text:p>
          </table:table-cell>
        </table:table-row>
        <table:table-row table:style-name="ro2">
          <table:table-cell table:style-name="Default" office:value-type="string">
            <text:p>r04d4</text:p>
          </table:table-cell>
          <table:table-cell office:value-type="float" office:value="3446541">
            <text:p>3446541</text:p>
          </table:table-cell>
          <table:table-cell office:value-type="float" office:value="3715169">
            <text:p>3715169</text:p>
          </table:table-cell>
          <table:table-cell table:formula="of:=[.B129]+[.C129]" office:value-type="float" office:value="7161710">
            <text:p>7161710</text:p>
          </table:table-cell>
        </table:table-row>
        <table:table-row table:style-name="ro2">
          <table:table-cell table:style-name="Default" office:value-type="string">
            <text:p>r08d4</text:p>
          </table:table-cell>
          <table:table-cell table:number-columns-repeated="2" office:value-type="float" office:value="0">
            <text:p>0</text:p>
          </table:table-cell>
          <table:table-cell table:formula="of:=[.B130]+[.C130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mem_load_uops_llc_miss_retired:local_dram</text:p>
          </table:table-cell>
          <table:table-cell office:value-type="float" office:value="3845186">
            <text:p>3845186</text:p>
          </table:table-cell>
          <table:table-cell office:value-type="float" office:value="9825162">
            <text:p>9825162</text:p>
          </table:table-cell>
          <table:table-cell table:formula="of:=[.B131]+[.C131]" office:value-type="float" office:value="13670348">
            <text:p>13670348</text:p>
          </table:table-cell>
        </table:table-row>
        <table:table-row table:style-name="ro2">
          <table:table-cell table:style-name="Default" office:value-type="string">
            <text:p>r02d3</text:p>
          </table:table-cell>
          <table:table-cell office:value-type="float" office:value="544065">
            <text:p>544065</text:p>
          </table:table-cell>
          <table:table-cell office:value-type="float" office:value="5439225">
            <text:p>5439225</text:p>
          </table:table-cell>
          <table:table-cell table:formula="of:=[.B132]+[.C132]" office:value-type="float" office:value="5983290">
            <text:p>5983290</text:p>
          </table:table-cell>
        </table:table-row>
        <table:table-row table:style-name="ro1">
          <table:table-cell table:style-name="Default" office:value-type="string">
            <text:p>mem_load_uops_llc_miss_retired:remote_dram</text:p>
          </table:table-cell>
          <table:table-cell office:value-type="float" office:value="7522660">
            <text:p>7522660</text:p>
          </table:table-cell>
          <table:table-cell office:value-type="float" office:value="3352963">
            <text:p>3352963</text:p>
          </table:table-cell>
          <table:table-cell table:formula="of:=[.B133]+[.C133]" office:value-type="float" office:value="10875623">
            <text:p>10875623</text:p>
          </table:table-cell>
        </table:table-row>
        <table:table-row table:style-name="ro2">
          <table:table-cell table:style-name="Default" office:value-type="string">
            <text:p>r08d3</text:p>
          </table:table-cell>
          <table:table-cell office:value-type="float" office:value="3669021">
            <text:p>3669021</text:p>
          </table:table-cell>
          <table:table-cell office:value-type="float" office:value="726104">
            <text:p>726104</text:p>
          </table:table-cell>
          <table:table-cell table:formula="of:=[.B134]+[.C134]" office:value-type="float" office:value="4395125">
            <text:p>4395125</text:p>
          </table:table-cell>
        </table:table-row>
        <table:table-row table:style-name="ro1">
          <table:table-cell table:style-name="Default" office:value-type="string">
            <text:p>mem_load_uops_llc_miss_retired:remote_hitm</text:p>
          </table:table-cell>
          <table:table-cell office:value-type="float" office:value="472770">
            <text:p>472770</text:p>
          </table:table-cell>
          <table:table-cell office:value-type="float" office:value="100875">
            <text:p>100875</text:p>
          </table:table-cell>
          <table:table-cell table:formula="of:=[.B135]+[.C135]" office:value-type="float" office:value="573645">
            <text:p>573645</text:p>
          </table:table-cell>
        </table:table-row>
        <table:table-row table:style-name="ro1">
          <table:table-cell table:style-name="Default" office:value-type="string">
            <text:p>mem_load_uops_llc_miss_retired:remote_fwd</text:p>
          </table:table-cell>
          <table:table-cell office:value-type="float" office:value="1333850">
            <text:p>1333850</text:p>
          </table:table-cell>
          <table:table-cell office:value-type="float" office:value="7226">
            <text:p>7226</text:p>
          </table:table-cell>
          <table:table-cell table:formula="of:=[.B136]+[.C136]" office:value-type="float" office:value="1341076">
            <text:p>1341076</text:p>
          </table:table-cell>
        </table:table-row>
        <table:table-row table:style-name="ro1">
          <table:table-cell table:style-name="Default" office:value-type="string">
            <text:p>load_hit_pre:sw_pf</text:p>
          </table:table-cell>
          <table:table-cell office:value-type="float" office:value="1266725">
            <text:p>1266725</text:p>
          </table:table-cell>
          <table:table-cell office:value-type="float" office:value="986517">
            <text:p>986517</text:p>
          </table:table-cell>
          <table:table-cell table:formula="of:=[.B137]+[.C137]" office:value-type="float" office:value="2253242">
            <text:p>2253242</text:p>
          </table:table-cell>
        </table:table-row>
        <table:table-row table:style-name="ro1">
          <table:table-cell table:style-name="Default" office:value-type="string">
            <text:p>load_hit_pre:hw_pf</text:p>
          </table:table-cell>
          <table:table-cell office:value-type="float" office:value="2419449432">
            <text:p>2419449432</text:p>
          </table:table-cell>
          <table:table-cell office:value-type="float" office:value="2496913714">
            <text:p>2496913714</text:p>
          </table:table-cell>
          <table:table-cell table:formula="of:=[.B138]+[.C138]" office:value-type="float" office:value="4916363146">
            <text:p>4916363146</text:p>
          </table:table-cell>
        </table:table-row>
        <table:table-row table:style-name="ro1">
          <table:table-cell table:style-name="Default" office:value-type="string">
            <text:p>mem_uops_retired:all_loads</text:p>
          </table:table-cell>
          <table:table-cell office:value-type="float" office:value="255211577724">
            <text:p>255211577724</text:p>
          </table:table-cell>
          <table:table-cell office:value-type="float" office:value="251587758544">
            <text:p>251587758544</text:p>
          </table:table-cell>
          <table:table-cell table:formula="of:=[.B139]+[.C139]" office:value-type="float" office:value="506799336268">
            <text:p>506799336268</text:p>
          </table:table-cell>
        </table:table-row>
        <table:table-row table:style-name="ro1">
          <table:table-cell table:style-name="Default" office:value-type="string">
            <text:p>mem_uops_retired:all_stores</text:p>
          </table:table-cell>
          <table:table-cell office:value-type="float" office:value="123051121595">
            <text:p>123051121595</text:p>
          </table:table-cell>
          <table:table-cell office:value-type="float" office:value="120126298582">
            <text:p>120126298582</text:p>
          </table:table-cell>
          <table:table-cell table:formula="of:=[.B140]+[.C140]" office:value-type="float" office:value="243177420177">
            <text:p>243177420177</text:p>
          </table:table-cell>
        </table:table-row>
        <table:table-row table:style-name="ro1">
          <table:table-cell table:style-name="Default" office:value-type="string">
            <text:p>mem_uops_retired:stlb_miss_loads</text:p>
          </table:table-cell>
          <table:table-cell office:value-type="float" office:value="914864828">
            <text:p>914864828</text:p>
          </table:table-cell>
          <table:table-cell office:value-type="float" office:value="940062353">
            <text:p>940062353</text:p>
          </table:table-cell>
          <table:table-cell table:formula="of:=[.B141]+[.C141]" office:value-type="float" office:value="1854927181">
            <text:p>1854927181</text:p>
          </table:table-cell>
        </table:table-row>
        <table:table-row table:style-name="ro2">
          <table:table-cell table:style-name="Default" office:value-type="string">
            <text:p>l1d_pend_miss:pending</text:p>
          </table:table-cell>
          <table:table-cell office:value-type="float" office:value="425187143849">
            <text:p>425187143849</text:p>
          </table:table-cell>
          <table:table-cell office:value-type="float" office:value="417312805141">
            <text:p>417312805141</text:p>
          </table:table-cell>
          <table:table-cell table:formula="of:=[.B142]+[.C142]" office:value-type="float" office:value="842499948990">
            <text:p>842499948990</text:p>
          </table:table-cell>
        </table:table-row>
        <table:table-row table:style-name="ro1">
          <table:table-cell table:style-name="Default" office:value-type="string">
            <text:p>mem_uops_retired:stlb_miss_stores</text:p>
          </table:table-cell>
          <table:table-cell office:value-type="float" office:value="132440127">
            <text:p>132440127</text:p>
          </table:table-cell>
          <table:table-cell office:value-type="float" office:value="147415503">
            <text:p>147415503</text:p>
          </table:table-cell>
          <table:table-cell table:formula="of:=[.B143]+[.C143]" office:value-type="float" office:value="279855630">
            <text:p>279855630</text:p>
          </table:table-cell>
        </table:table-row>
        <table:table-row table:style-name="ro1">
          <table:table-cell table:style-name="Default" office:value-type="string">
            <text:p>ld_blocks:store_forward</text:p>
          </table:table-cell>
          <table:table-cell office:value-type="float" office:value="21836740">
            <text:p>21836740</text:p>
          </table:table-cell>
          <table:table-cell office:value-type="float" office:value="17041601">
            <text:p>17041601</text:p>
          </table:table-cell>
          <table:table-cell table:formula="of:=[.B144]+[.C144]" office:value-type="float" office:value="38878341">
            <text:p>38878341</text:p>
          </table:table-cell>
        </table:table-row>
        <table:table-row table:style-name="ro2">
          <table:table-cell table:style-name="Default" office:value-type="string">
            <text:p>cycle_activity:cycles_l2_pending</text:p>
          </table:table-cell>
          <table:table-cell office:value-type="float" office:value="238726376638">
            <text:p>238726376638</text:p>
          </table:table-cell>
          <table:table-cell office:value-type="float" office:value="227942685212">
            <text:p>227942685212</text:p>
          </table:table-cell>
          <table:table-cell table:formula="of:=[.B145]+[.C145]" office:value-type="float" office:value="466669061850">
            <text:p>466669061850</text:p>
          </table:table-cell>
        </table:table-row>
        <table:table-row table:style-name="ro1">
          <table:table-cell table:style-name="Default" office:value-type="string">
            <text:p>cycle_activity:cycles_ldm_pending</text:p>
          </table:table-cell>
          <table:table-cell office:value-type="float" office:value="1021197459047">
            <text:p>1021197459047</text:p>
          </table:table-cell>
          <table:table-cell office:value-type="float" office:value="1008644430115">
            <text:p>1008644430115</text:p>
          </table:table-cell>
          <table:table-cell table:formula="of:=[.B146]+[.C146]" office:value-type="float" office:value="2029841889162">
            <text:p>2029841889162</text:p>
          </table:table-cell>
        </table:table-row>
        <table:table-row table:style-name="ro2">
          <table:table-cell table:style-name="Default" office:value-type="string">
            <text:p>cycle_activity:cycles_l1d_pending</text:p>
          </table:table-cell>
          <table:table-cell office:value-type="float" office:value="327545107082">
            <text:p>327545107082</text:p>
          </table:table-cell>
          <table:table-cell office:value-type="float" office:value="323099305423">
            <text:p>323099305423</text:p>
          </table:table-cell>
          <table:table-cell table:formula="of:=[.B147]+[.C147]" office:value-type="float" office:value="650644412505">
            <text:p>650644412505</text:p>
          </table:table-cell>
        </table:table-row>
        <table:table-row table:style-name="ro2">
          <table:table-cell table:style-name="Default" office:value-type="string">
            <text:p>cycle_activity:cycles_no_execute</text:p>
          </table:table-cell>
          <table:table-cell office:value-type="float" office:value="828948862234">
            <text:p>828948862234</text:p>
          </table:table-cell>
          <table:table-cell office:value-type="float" office:value="826207963536">
            <text:p>826207963536</text:p>
          </table:table-cell>
          <table:table-cell table:formula="of:=[.B148]+[.C148]" office:value-type="float" office:value="1655156825770">
            <text:p>1655156825770</text:p>
          </table:table-cell>
        </table:table-row>
        <table:table-row table:style-name="ro2">
          <table:table-cell table:style-name="Default" office:value-type="string">
            <text:p>cycle_activity:stalls_l2_pending</text:p>
          </table:table-cell>
          <table:table-cell office:value-type="float" office:value="171610797358">
            <text:p>171610797358</text:p>
          </table:table-cell>
          <table:table-cell office:value-type="float" office:value="163573129771">
            <text:p>163573129771</text:p>
          </table:table-cell>
          <table:table-cell table:formula="of:=[.B149]+[.C149]" office:value-type="float" office:value="335183927129">
            <text:p>335183927129</text:p>
          </table:table-cell>
        </table:table-row>
        <table:table-row table:style-name="ro1">
          <table:table-cell table:style-name="Default" office:value-type="string">
            <text:p>cycle_activity:stalls_ldm_pending</text:p>
          </table:table-cell>
          <table:table-cell office:value-type="float" office:value="473563736015">
            <text:p>473563736015</text:p>
          </table:table-cell>
          <table:table-cell office:value-type="float" office:value="470600913363">
            <text:p>470600913363</text:p>
          </table:table-cell>
          <table:table-cell table:formula="of:=[.B150]+[.C150]" office:value-type="float" office:value="944164649378">
            <text:p>944164649378</text:p>
          </table:table-cell>
        </table:table-row>
        <table:table-row table:style-name="ro2">
          <table:table-cell table:style-name="Default" office:value-type="string">
            <text:p>cycle_activity:stalls_l1d_pending</text:p>
          </table:table-cell>
          <table:table-cell office:value-type="float" office:value="228570242537">
            <text:p>228570242537</text:p>
          </table:table-cell>
          <table:table-cell office:value-type="float" office:value="223208963656">
            <text:p>223208963656</text:p>
          </table:table-cell>
          <table:table-cell table:formula="of:=[.B151]+[.C151]" office:value-type="float" office:value="451779206193">
            <text:p>451779206193</text:p>
          </table:table-cell>
        </table:table-row>
        <table:table-row table:style-name="ro2">
          <table:table-cell table:style-name="Default" office:value-type="string">
            <text:p>machine_clears:memory_ordering</text:p>
          </table:table-cell>
          <table:table-cell office:value-type="float" office:value="23010973">
            <text:p>23010973</text:p>
          </table:table-cell>
          <table:table-cell office:value-type="float" office:value="21545829">
            <text:p>21545829</text:p>
          </table:table-cell>
          <table:table-cell table:formula="of:=[.B152]+[.C152]" office:value-type="float" office:value="44556802">
            <text:p>44556802</text:p>
          </table:table-cell>
        </table:table-row>
        <table:table-row table:style-name="ro1">
          <table:table-cell table:style-name="Default" office:value-type="string">
            <text:p>machine_clears:maskmov</text:p>
          </table:table-cell>
          <table:table-cell table:number-columns-repeated="2" office:value-type="float" office:value="0">
            <text:p>0</text:p>
          </table:table-cell>
          <table:table-cell table:formula="of:=[.B153]+[.C153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machine_clears:smc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[.B154]+[.C154]" office:value-type="float" office:value="42">
            <text:p>42</text:p>
          </table:table-cell>
        </table:table-row>
        <table:table-row table:style-name="ro2">
          <table:table-cell table:style-name="Default" office:value-type="string">
            <text:p>l1d_pend_miss:edge</text:p>
          </table:table-cell>
          <table:table-cell office:value-type="float" office:value="14673606056">
            <text:p>14673606056</text:p>
          </table:table-cell>
          <table:table-cell office:value-type="float" office:value="14700100787">
            <text:p>14700100787</text:p>
          </table:table-cell>
          <table:table-cell table:formula="of:=[.B155]+[.C155]" office:value-type="float" office:value="29373706843">
            <text:p>29373706843</text:p>
          </table:table-cell>
        </table:table-row>
        <table:table-row table:style-name="ro1">
          <table:table-cell table:style-name="Default" office:value-type="string">
            <text:p>offcore_requests:demand_data_rd</text:p>
          </table:table-cell>
          <table:table-cell office:value-type="float" office:value="6974866001">
            <text:p>6974866001</text:p>
          </table:table-cell>
          <table:table-cell office:value-type="float" office:value="6732953254">
            <text:p>6732953254</text:p>
          </table:table-cell>
          <table:table-cell table:formula="of:=[.B156]+[.C156]" office:value-type="float" office:value="13707819255">
            <text:p>13707819255</text:p>
          </table:table-cell>
        </table:table-row>
        <table:table-row table:style-name="ro2">
          <table:table-cell table:style-name="Default" office:value-type="string">
            <text:p>l1d_pend_miss:edge</text:p>
          </table:table-cell>
          <table:table-cell office:value-type="float" office:value="14683187487">
            <text:p>14683187487</text:p>
          </table:table-cell>
          <table:table-cell office:value-type="float" office:value="14697199653">
            <text:p>14697199653</text:p>
          </table:table-cell>
          <table:table-cell table:formula="of:=[.B157]+[.C157]" office:value-type="float" office:value="29380387140">
            <text:p>29380387140</text:p>
          </table:table-cell>
        </table:table-row>
        <table:table-row table:style-name="ro1">
          <table:table-cell table:style-name="Default" office:value-type="string">
            <text:p>offcore_requests:demand_rfo</text:p>
          </table:table-cell>
          <table:table-cell office:value-type="float" office:value="668962531">
            <text:p>668962531</text:p>
          </table:table-cell>
          <table:table-cell office:value-type="float" office:value="636639849">
            <text:p>636639849</text:p>
          </table:table-cell>
          <table:table-cell table:formula="of:=[.B158]+[.C158]" office:value-type="float" office:value="1305602380">
            <text:p>1305602380</text:p>
          </table:table-cell>
        </table:table-row>
        <table:table-row table:style-name="ro1">
          <table:table-cell table:style-name="Default" office:value-type="string">
            <text:p>offcore_requests:all_data_read</text:p>
          </table:table-cell>
          <table:table-cell office:value-type="float" office:value="7933287181">
            <text:p>7933287181</text:p>
          </table:table-cell>
          <table:table-cell office:value-type="float" office:value="7742538870">
            <text:p>7742538870</text:p>
          </table:table-cell>
          <table:table-cell table:formula="of:=[.B159]+[.C159]" office:value-type="float" office:value="15675826051">
            <text:p>15675826051</text:p>
          </table:table-cell>
        </table:table-row>
        <table:table-row table:style-name="ro1">
          <table:table-cell table:style-name="Default" office:value-type="string">
            <text:p>offcore_requests_outstanding:demand_data_rd</text:p>
          </table:table-cell>
          <table:table-cell office:value-type="float" office:value="4871061418680">
            <text:p>4871061418680</text:p>
          </table:table-cell>
          <table:table-cell office:value-type="float" office:value="4803118292767">
            <text:p>4803118292767</text:p>
          </table:table-cell>
          <table:table-cell table:formula="of:=[.B160]+[.C160]" office:value-type="float" office:value="9674179711447">
            <text:p>9674179711447</text:p>
          </table:table-cell>
        </table:table-row>
        <table:table-row table:style-name="ro1">
          <table:table-cell table:style-name="Default" office:value-type="string">
            <text:p>offcore_requests_outstanding:all_data_rd</text:p>
          </table:table-cell>
          <table:table-cell office:value-type="float" office:value="8562869461431">
            <text:p>8562869461431</text:p>
          </table:table-cell>
          <table:table-cell office:value-type="float" office:value="8628650040150">
            <text:p>8628650040150</text:p>
          </table:table-cell>
          <table:table-cell table:formula="of:=[.B161]+[.C161]" office:value-type="float" office:value="17191519501581">
            <text:p>17191519501581</text:p>
          </table:table-cell>
        </table:table-row>
        <table:table-row table:style-name="ro1">
          <table:table-cell table:style-name="Default" office:value-type="string">
            <text:p>offcore_requests_outstanding:demand_data_rd:c=1</text:p>
          </table:table-cell>
          <table:table-cell office:value-type="float" office:value="1239706514367">
            <text:p>1239706514367</text:p>
          </table:table-cell>
          <table:table-cell office:value-type="float" office:value="1219592086491">
            <text:p>1219592086491</text:p>
          </table:table-cell>
          <table:table-cell table:formula="of:=[.B162]+[.C162]" office:value-type="float" office:value="2459298600858">
            <text:p>2459298600858</text:p>
          </table:table-cell>
        </table:table-row>
        <table:table-row table:style-name="ro2">
          <table:table-cell table:style-name="Default" office:value-type="string">
            <text:p>l1d_pend_miss:pending_cycles</text:p>
          </table:table-cell>
          <table:table-cell office:value-type="float" office:value="330859769344">
            <text:p>330859769344</text:p>
          </table:table-cell>
          <table:table-cell office:value-type="float" office:value="322603649878">
            <text:p>322603649878</text:p>
          </table:table-cell>
          <table:table-cell table:formula="of:=[.B163]+[.C163]" office:value-type="float" office:value="653463419222">
            <text:p>653463419222</text:p>
          </table:table-cell>
        </table:table-row>
        <table:table-row table:style-name="ro1">
          <table:table-cell table:style-name="Default" office:value-type="string">
            <text:p>offcore_requests_outstanding:all_data_rd:c=1</text:p>
          </table:table-cell>
          <table:table-cell office:value-type="float" office:value="1411757252852">
            <text:p>1411757252852</text:p>
          </table:table-cell>
          <table:table-cell office:value-type="float" office:value="1406863980769">
            <text:p>1406863980769</text:p>
          </table:table-cell>
          <table:table-cell table:formula="of:=[.B164]+[.C164]" office:value-type="float" office:value="2818621233621">
            <text:p>2818621233621</text:p>
          </table:table-cell>
        </table:table-row>
        <table:table-row table:style-name="ro1">
          <table:table-cell table:style-name="Default" office:value-type="string">
            <text:p>offcore_requests_outstanding:all_data_rd:c=6</text:p>
          </table:table-cell>
          <table:table-cell office:value-type="float" office:value="865093537322">
            <text:p>865093537322</text:p>
          </table:table-cell>
          <table:table-cell office:value-type="float" office:value="883962557896">
            <text:p>883962557896</text:p>
          </table:table-cell>
          <table:table-cell table:formula="of:=[.B165]+[.C165]" office:value-type="float" office:value="1749056095218">
            <text:p>1749056095218</text:p>
          </table:table-cell>
        </table:table-row>
        <table:table-row table:style-name="ro2">
          <table:table-cell table:style-name="Default" office:value-type="string">
            <text:p>r01b2</text:p>
          </table:table-cell>
          <table:table-cell office:value-type="float" office:value="1096045641">
            <text:p>1096045641</text:p>
          </table:table-cell>
          <table:table-cell office:value-type="float" office:value="961654155">
            <text:p>961654155</text:p>
          </table:table-cell>
          <table:table-cell table:formula="of:=[.B166]+[.C166]" office:value-type="float" office:value="2057699796">
            <text:p>2057699796</text:p>
          </table:table-cell>
        </table:table-row>
        <table:table-row table:style-name="ro1">
          <table:table-cell table:style-name="Default" office:value-type="string">
            <text:p>offcore_response_0:dmnd_data_rd:llc_hitmesf:snp_any</text:p>
          </table:table-cell>
          <table:table-cell office:value-type="float" office:value="6835475448">
            <text:p>6835475448</text:p>
          </table:table-cell>
          <table:table-cell office:value-type="float" office:value="6595614128">
            <text:p>6595614128</text:p>
          </table:table-cell>
          <table:table-cell table:formula="of:=[.B167]+[.C167]" office:value-type="float" office:value="13431089576">
            <text:p>13431089576</text:p>
          </table:table-cell>
        </table:table-row>
        <table:table-row table:style-name="ro1">
          <table:table-cell table:style-name="Default" office:value-type="string">
            <text:p>offcore_response_1:dmnd_data_rd:llc_miss_local:snp_any</text:p>
          </table:table-cell>
          <table:table-cell office:value-type="float" office:value="20482619">
            <text:p>20482619</text:p>
          </table:table-cell>
          <table:table-cell office:value-type="float" office:value="53010817">
            <text:p>53010817</text:p>
          </table:table-cell>
          <table:table-cell table:formula="of:=[.B168]+[.C168]" office:value-type="float" office:value="73493436">
            <text:p>73493436</text:p>
          </table:table-cell>
        </table:table-row>
        <table:table-row table:style-name="ro1">
          <table:table-cell table:style-name="Default" office:value-type="string">
            <text:p>misalign_mem_ref:loads</text:p>
          </table:table-cell>
          <table:table-cell office:value-type="float" office:value="3722480">
            <text:p>3722480</text:p>
          </table:table-cell>
          <table:table-cell office:value-type="float" office:value="3669308">
            <text:p>3669308</text:p>
          </table:table-cell>
          <table:table-cell table:formula="of:=[.B169]+[.C169]" office:value-type="float" office:value="7391788">
            <text:p>7391788</text:p>
          </table:table-cell>
        </table:table-row>
        <table:table-row table:style-name="ro1">
          <table:table-cell table:style-name="Default" office:value-type="string">
            <text:p>misalign_mem_ref:stores</text:p>
          </table:table-cell>
          <table:table-cell office:value-type="float" office:value="2112851">
            <text:p>2112851</text:p>
          </table:table-cell>
          <table:table-cell office:value-type="float" office:value="1939971">
            <text:p>1939971</text:p>
          </table:table-cell>
          <table:table-cell table:formula="of:=[.B170]+[.C170]" office:value-type="float" office:value="4052822">
            <text:p>4052822</text:p>
          </table:table-cell>
        </table:table-row>
        <table:table-row table:style-name="ro1">
          <table:table-cell table:style-name="Default" office:value-type="string">
            <text:p>offcore_response_0:dmnd_data_rd:llc_miss_remote:snp_any</text:p>
          </table:table-cell>
          <table:table-cell office:value-type="float" office:value="58280031">
            <text:p>58280031</text:p>
          </table:table-cell>
          <table:table-cell office:value-type="float" office:value="22284167">
            <text:p>22284167</text:p>
          </table:table-cell>
          <table:table-cell table:formula="of:=[.B171]+[.C171]" office:value-type="float" office:value="80564198">
            <text:p>80564198</text:p>
          </table:table-cell>
        </table:table-row>
        <table:table-row table:style-name="ro1">
          <table:table-cell table:style-name="Default" office:value-type="string">
            <text:p>offcore_response_1:dmnd_rfo:llc_hitmesf:snp_any</text:p>
          </table:table-cell>
          <table:table-cell office:value-type="float" office:value="647779313">
            <text:p>647779313</text:p>
          </table:table-cell>
          <table:table-cell office:value-type="float" office:value="617864696">
            <text:p>617864696</text:p>
          </table:table-cell>
          <table:table-cell table:formula="of:=[.B172]+[.C172]" office:value-type="float" office:value="1265644009">
            <text:p>1265644009</text:p>
          </table:table-cell>
        </table:table-row>
        <table:table-row table:style-name="ro1">
          <table:table-cell table:style-name="Default" office:value-type="string">
            <text:p>l2_rqsts:all_pf</text:p>
          </table:table-cell>
          <table:table-cell office:value-type="float" office:value="13974987989">
            <text:p>13974987989</text:p>
          </table:table-cell>
          <table:table-cell office:value-type="float" office:value="13693550312">
            <text:p>13693550312</text:p>
          </table:table-cell>
          <table:table-cell table:formula="of:=[.B173]+[.C173]" office:value-type="float" office:value="27668538301">
            <text:p>27668538301</text:p>
          </table:table-cell>
        </table:table-row>
        <table:table-row table:style-name="ro1">
          <table:table-cell table:style-name="Default" office:value-type="string">
            <text:p>l2_rqsts:all_rfo</text:p>
          </table:table-cell>
          <table:table-cell office:value-type="float" office:value="4169704737">
            <text:p>4169704737</text:p>
          </table:table-cell>
          <table:table-cell office:value-type="float" office:value="4201128939">
            <text:p>4201128939</text:p>
          </table:table-cell>
          <table:table-cell table:formula="of:=[.B174]+[.C174]" office:value-type="float" office:value="8370833676">
            <text:p>8370833676</text:p>
          </table:table-cell>
        </table:table-row>
        <table:table-row table:style-name="ro1">
          <table:table-cell table:style-name="Default" office:value-type="string">
            <text:p>offcore_response_0:dmnd_rfo:llc_miss_local:snp_any</text:p>
          </table:table-cell>
          <table:table-cell office:value-type="float" office:value="4532484">
            <text:p>4532484</text:p>
          </table:table-cell>
          <table:table-cell office:value-type="float" office:value="4733829">
            <text:p>4733829</text:p>
          </table:table-cell>
          <table:table-cell table:formula="of:=[.B175]+[.C175]" office:value-type="float" office:value="9266313">
            <text:p>9266313</text:p>
          </table:table-cell>
        </table:table-row>
        <table:table-row table:style-name="ro1">
          <table:table-cell table:style-name="Default" office:value-type="string">
            <text:p>offcore_response_1:dmnd_rfo:llc_miss_remote:snp_any</text:p>
          </table:table-cell>
          <table:table-cell office:value-type="float" office:value="5383785">
            <text:p>5383785</text:p>
          </table:table-cell>
          <table:table-cell office:value-type="float" office:value="4510652">
            <text:p>4510652</text:p>
          </table:table-cell>
          <table:table-cell table:formula="of:=[.B176]+[.C176]" office:value-type="float" office:value="9894437">
            <text:p>9894437</text:p>
          </table:table-cell>
        </table:table-row>
        <table:table-row table:style-name="ro2">
          <table:table-cell table:style-name="Default" office:value-type="string">
            <text:p>rs_events:empty_cycles</text:p>
          </table:table-cell>
          <table:table-cell office:value-type="float" office:value="311131343458">
            <text:p>311131343458</text:p>
          </table:table-cell>
          <table:table-cell office:value-type="float" office:value="307705902875">
            <text:p>307705902875</text:p>
          </table:table-cell>
          <table:table-cell table:formula="of:=[.B177]+[.C177]" office:value-type="float" office:value="618837246333">
            <text:p>618837246333</text:p>
          </table:table-cell>
        </table:table-row>
        <table:table-row table:style-name="ro1">
          <table:table-cell table:style-name="Default" office:value-type="string">
            <text:p>offcore_response_0:dmnd_ifetch:llc_hitmesf:snp_any</text:p>
          </table:table-cell>
          <table:table-cell office:value-type="float" office:value="8278284785">
            <text:p>8278284785</text:p>
          </table:table-cell>
          <table:table-cell office:value-type="float" office:value="8025855437">
            <text:p>8025855437</text:p>
          </table:table-cell>
          <table:table-cell table:formula="of:=[.B178]+[.C178]" office:value-type="float" office:value="16304140222">
            <text:p>16304140222</text:p>
          </table:table-cell>
        </table:table-row>
        <table:table-row table:style-name="ro1">
          <table:table-cell table:style-name="Default" office:value-type="string">
            <text:p>offcore_response_1:dmnd_ifetch:llc_miss_local:snp_any</text:p>
          </table:table-cell>
          <table:table-cell office:value-type="float" office:value="1809325">
            <text:p>1809325</text:p>
          </table:table-cell>
          <table:table-cell office:value-type="float" office:value="488996">
            <text:p>488996</text:p>
          </table:table-cell>
          <table:table-cell table:formula="of:=[.B179]+[.C179]" office:value-type="float" office:value="2298321">
            <text:p>2298321</text:p>
          </table:table-cell>
        </table:table-row>
        <table:table-row table:style-name="ro1">
          <table:table-cell table:style-name="Default" office:value-type="string">
            <text:p>l2_rqsts:all_demand_data_rd</text:p>
          </table:table-cell>
          <table:table-cell office:value-type="float" office:value="27084293156">
            <text:p>27084293156</text:p>
          </table:table-cell>
          <table:table-cell office:value-type="float" office:value="26704900315">
            <text:p>26704900315</text:p>
          </table:table-cell>
          <table:table-cell table:formula="of:=[.B180]+[.C180]" office:value-type="float" office:value="53789193471">
            <text:p>53789193471</text:p>
          </table:table-cell>
        </table:table-row>
        <table:table-row table:style-name="ro1">
          <table:table-cell table:style-name="Default" office:value-type="string">
            <text:p>l2_rqsts:demand_data_rd_hit</text:p>
          </table:table-cell>
          <table:table-cell office:value-type="float" office:value="20257253029">
            <text:p>20257253029</text:p>
          </table:table-cell>
          <table:table-cell office:value-type="float" office:value="20065265778">
            <text:p>20065265778</text:p>
          </table:table-cell>
          <table:table-cell table:formula="of:=[.B181]+[.C181]" office:value-type="float" office:value="40322518807">
            <text:p>40322518807</text:p>
          </table:table-cell>
        </table:table-row>
        <table:table-row table:style-name="ro1">
          <table:table-cell table:style-name="Default" office:value-type="string">
            <text:p>offcore_response_0:dmnd_ifetch:llc_miss_remote:snp_any</text:p>
          </table:table-cell>
          <table:table-cell office:value-type="float" office:value="558086">
            <text:p>558086</text:p>
          </table:table-cell>
          <table:table-cell office:value-type="float" office:value="1320288">
            <text:p>1320288</text:p>
          </table:table-cell>
          <table:table-cell table:formula="of:=[.B182]+[.C182]" office:value-type="float" office:value="1878374">
            <text:p>1878374</text:p>
          </table:table-cell>
        </table:table-row>
        <table:table-row table:style-name="ro1">
          <table:table-cell table:style-name="Default" office:value-type="string">
            <text:p>offcore_response_1:any_ifetch:llc_hitmesf:snp_any</text:p>
          </table:table-cell>
          <table:table-cell office:value-type="float" office:value="13751274188">
            <text:p>13751274188</text:p>
          </table:table-cell>
          <table:table-cell office:value-type="float" office:value="13765074271">
            <text:p>13765074271</text:p>
          </table:table-cell>
          <table:table-cell table:formula="of:=[.B183]+[.C183]" office:value-type="float" office:value="27516348459">
            <text:p>27516348459</text:p>
          </table:table-cell>
        </table:table-row>
        <table:table-row table:style-name="ro1">
          <table:table-cell table:style-name="Default" office:value-type="string">
            <text:p>l2_rqsts:rfo_miss</text:p>
          </table:table-cell>
          <table:table-cell office:value-type="float" office:value="647583934">
            <text:p>647583934</text:p>
          </table:table-cell>
          <table:table-cell office:value-type="float" office:value="632620200">
            <text:p>632620200</text:p>
          </table:table-cell>
          <table:table-cell table:formula="of:=[.B184]+[.C184]" office:value-type="float" office:value="1280204134">
            <text:p>1280204134</text:p>
          </table:table-cell>
        </table:table-row>
        <table:table-row table:style-name="ro1">
          <table:table-cell table:style-name="Default" office:value-type="string">
            <text:p>l2_rqsts:rfo_hit</text:p>
          </table:table-cell>
          <table:table-cell office:value-type="float" office:value="3523472626">
            <text:p>3523472626</text:p>
          </table:table-cell>
          <table:table-cell office:value-type="float" office:value="3593971051">
            <text:p>3593971051</text:p>
          </table:table-cell>
          <table:table-cell table:formula="of:=[.B185]+[.C185]" office:value-type="float" office:value="7117443677">
            <text:p>7117443677</text:p>
          </table:table-cell>
        </table:table-row>
        <table:table-row table:style-name="ro1">
          <table:table-cell table:style-name="Default" office:value-type="string">
            <text:p>offcore_response_0:any_ifetch:llc_miss_remote:snp_any</text:p>
          </table:table-cell>
          <table:table-cell office:value-type="float" office:value="1365882">
            <text:p>1365882</text:p>
          </table:table-cell>
          <table:table-cell office:value-type="float" office:value="2132579">
            <text:p>2132579</text:p>
          </table:table-cell>
          <table:table-cell table:formula="of:=[.B186]+[.C186]" office:value-type="float" office:value="3498461">
            <text:p>3498461</text:p>
          </table:table-cell>
        </table:table-row>
        <table:table-row table:style-name="ro1">
          <table:table-cell table:style-name="Default" office:value-type="string">
            <text:p>offcore_response_0:any_request:any_response</text:p>
          </table:table-cell>
          <table:table-cell office:value-type="float" office:value="44252292025">
            <text:p>44252292025</text:p>
          </table:table-cell>
          <table:table-cell office:value-type="float" office:value="43392351498">
            <text:p>43392351498</text:p>
          </table:table-cell>
          <table:table-cell table:formula="of:=[.B187]+[.C187]" office:value-type="float" office:value="87644643523">
            <text:p>87644643523</text:p>
          </table:table-cell>
        </table:table-row>
        <table:table-row table:style-name="ro2">
          <table:table-cell table:style-name="Default" office:value-type="string">
            <text:p>rs_events:empty_cycles:c=1:e=1</text:p>
          </table:table-cell>
          <table:table-cell office:value-type="float" office:value="14470973228">
            <text:p>14470973228</text:p>
          </table:table-cell>
          <table:table-cell office:value-type="float" office:value="14284622940">
            <text:p>14284622940</text:p>
          </table:table-cell>
          <table:table-cell table:formula="of:=[.B188]+[.C188]" office:value-type="float" office:value="28755596168">
            <text:p>28755596168</text:p>
          </table:table-cell>
        </table:table-row>
        <table:table-row table:style-name="ro2">
          <table:table-cell table:style-name="Default" office:value-type="string">
            <text:p>rs_events:empty_cycles:c=1:i=1:e=1</text:p>
          </table:table-cell>
          <table:table-cell office:value-type="float" office:value="14470734204">
            <text:p>14470734204</text:p>
          </table:table-cell>
          <table:table-cell office:value-type="float" office:value="14284298585">
            <text:p>14284298585</text:p>
          </table:table-cell>
          <table:table-cell table:formula="of:=[.B189]+[.C189]" office:value-type="float" office:value="28755032789">
            <text:p>28755032789</text:p>
          </table:table-cell>
        </table:table-row>
        <table:table-row table:style-name="ro1">
          <table:table-cell table:style-name="Default" office:value-type="string">
            <text:p>offcore_response_1:any_request:llc_miss_local:snp_any</text:p>
          </table:table-cell>
          <table:table-cell office:value-type="float" office:value="33176428">
            <text:p>33176428</text:p>
          </table:table-cell>
          <table:table-cell office:value-type="float" office:value="70825051">
            <text:p>70825051</text:p>
          </table:table-cell>
          <table:table-cell table:formula="of:=[.B190]+[.C190]" office:value-type="float" office:value="104001479">
            <text:p>104001479</text:p>
          </table:table-cell>
        </table:table-row>
        <table:table-row table:style-name="ro1">
          <table:table-cell table:style-name="Default" office:value-type="string">
            <text:p>offcore_response_0:any_data:llc_miss_local:snp_any</text:p>
          </table:table-cell>
          <table:table-cell office:value-type="float" office:value="23413894">
            <text:p>23413894</text:p>
          </table:table-cell>
          <table:table-cell office:value-type="float" office:value="61202052">
            <text:p>61202052</text:p>
          </table:table-cell>
          <table:table-cell table:formula="of:=[.B191]+[.C191]" office:value-type="float" office:value="84615946">
            <text:p>84615946</text:p>
          </table:table-cell>
        </table:table-row>
        <table:table-row table:style-name="ro1">
          <table:table-cell table:style-name="Default" office:value-type="string">
            <text:p>idq_uops_not_delivered:core</text:p>
          </table:table-cell>
          <table:table-cell office:value-type="float" office:value="1257632500647">
            <text:p>1257632500647</text:p>
          </table:table-cell>
          <table:table-cell office:value-type="float" office:value="1243772914653">
            <text:p>1243772914653</text:p>
          </table:table-cell>
          <table:table-cell table:formula="of:=[.B192]+[.C192]" office:value-type="float" office:value="2501405415300">
            <text:p>2501405415300</text:p>
          </table:table-cell>
        </table:table-row>
        <table:table-row table:style-name="ro1">
          <table:table-cell table:style-name="Default" office:value-type="string">
            <text:p>idq_uops_not_delivered:core:c=4</text:p>
          </table:table-cell>
          <table:table-cell office:value-type="float" office:value="239245326222">
            <text:p>239245326222</text:p>
          </table:table-cell>
          <table:table-cell office:value-type="float" office:value="236073616127">
            <text:p>236073616127</text:p>
          </table:table-cell>
          <table:table-cell table:formula="of:=[.B193]+[.C193]" office:value-type="float" office:value="475318942349">
            <text:p>475318942349</text:p>
          </table:table-cell>
        </table:table-row>
        <table:table-row table:style-name="ro1">
          <table:table-cell table:style-name="Default" office:value-type="string">
            <text:p>offcore_response_1:any_rfo:llc_miss_local:snp_any</text:p>
          </table:table-cell>
          <table:table-cell office:value-type="float" office:value="6696411">
            <text:p>6696411</text:p>
          </table:table-cell>
          <table:table-cell office:value-type="float" office:value="8533030">
            <text:p>8533030</text:p>
          </table:table-cell>
          <table:table-cell table:formula="of:=[.B194]+[.C194]" office:value-type="float" office:value="15229441">
            <text:p>15229441</text:p>
          </table:table-cell>
        </table:table-row>
        <table:table-row table:style-name="ro1">
          <table:table-cell table:style-name="Default" office:value-type="string">
            <text:p>offcore_response_0:any_ifetch:llc_miss_local:snp_any</text:p>
          </table:table-cell>
          <table:table-cell office:value-type="float" office:value="2690499">
            <text:p>2690499</text:p>
          </table:table-cell>
          <table:table-cell office:value-type="float" office:value="1418537">
            <text:p>1418537</text:p>
          </table:table-cell>
          <table:table-cell table:formula="of:=[.B195]+[.C195]" office:value-type="float" office:value="4109036">
            <text:p>4109036</text:p>
          </table:table-cell>
        </table:table-row>
        <table:table-row table:style-name="ro2">
          <table:table-cell table:style-name="Default" office:value-type="string">
            <text:p>r02c1</text:p>
          </table:table-cell>
          <table:table-cell office:value-type="float" office:value="2099933906">
            <text:p>2099933906</text:p>
          </table:table-cell>
          <table:table-cell office:value-type="float" office:value="2074228493">
            <text:p>2074228493</text:p>
          </table:table-cell>
          <table:table-cell table:formula="of:=[.B196]+[.C196]" office:value-type="float" office:value="4174162399">
            <text:p>4174162399</text:p>
          </table:table-cell>
        </table:table-row>
        <table:table-row table:style-name="ro1">
          <table:table-cell table:style-name="Default" office:value-type="string">
            <text:p>itlb_misses:stlb_hit</text:p>
          </table:table-cell>
          <table:table-cell office:value-type="float" office:value="1688308616">
            <text:p>1688308616</text:p>
          </table:table-cell>
          <table:table-cell office:value-type="float" office:value="1673260392">
            <text:p>1673260392</text:p>
          </table:table-cell>
          <table:table-cell table:formula="of:=[.B197]+[.C197]" office:value-type="float" office:value="3361569008">
            <text:p>3361569008</text:p>
          </table:table-cell>
        </table:table-row>
        <table:table-row table:style-name="ro1">
          <table:table-cell table:style-name="Default" office:value-type="string">
            <text:p>offcore_response_1:any_request:llc_miss_remote:snp_any</text:p>
          </table:table-cell>
          <table:table-cell office:value-type="float" office:value="71845611">
            <text:p>71845611</text:p>
          </table:table-cell>
          <table:table-cell office:value-type="float" office:value="32838202">
            <text:p>32838202</text:p>
          </table:table-cell>
          <table:table-cell table:formula="of:=[.B198]+[.C198]" office:value-type="float" office:value="104683813">
            <text:p>104683813</text:p>
          </table:table-cell>
        </table:table-row>
        <table:table-row table:style-name="ro1">
          <table:table-cell table:style-name="Default" office:value-type="string">
            <text:p>offcore_response_0:any_data:llc_miss_remote:snp_any</text:p>
          </table:table-cell>
          <table:table-cell office:value-type="float" office:value="62812441">
            <text:p>62812441</text:p>
          </table:table-cell>
          <table:table-cell office:value-type="float" office:value="24327878">
            <text:p>24327878</text:p>
          </table:table-cell>
          <table:table-cell table:formula="of:=[.B199]+[.C199]" office:value-type="float" office:value="87140319">
            <text:p>87140319</text:p>
          </table:table-cell>
        </table:table-row>
        <table:table-row table:style-name="ro1">
          <table:table-cell table:style-name="Default" office:value-type="string">
            <text:p>l2_rqsts:code_rd_hit</text:p>
          </table:table-cell>
          <table:table-cell office:value-type="float" office:value="33094092818">
            <text:p>33094092818</text:p>
          </table:table-cell>
          <table:table-cell office:value-type="float" office:value="33183075807">
            <text:p>33183075807</text:p>
          </table:table-cell>
          <table:table-cell table:formula="of:=[.B200]+[.C200]" office:value-type="float" office:value="66277168625">
            <text:p>66277168625</text:p>
          </table:table-cell>
        </table:table-row>
        <table:table-row table:style-name="ro1">
          <table:table-cell table:style-name="Default" office:value-type="string">
            <text:p>l2_rqsts:code_rd_miss</text:p>
          </table:table-cell>
          <table:table-cell office:value-type="float" office:value="8239718798">
            <text:p>8239718798</text:p>
          </table:table-cell>
          <table:table-cell office:value-type="float" office:value="8117644044">
            <text:p>8117644044</text:p>
          </table:table-cell>
          <table:table-cell table:formula="of:=[.B201]+[.C201]" office:value-type="float" office:value="16357362842">
            <text:p>16357362842</text:p>
          </table:table-cell>
        </table:table-row>
        <table:table-row table:style-name="ro1">
          <table:table-cell table:style-name="Default" office:value-type="string">
            <text:p>offcore_response_1:any_rfo:llc_miss_remote:snp_any</text:p>
          </table:table-cell>
          <table:table-cell office:value-type="float" office:value="8032126">
            <text:p>8032126</text:p>
          </table:table-cell>
          <table:table-cell office:value-type="float" office:value="5757254">
            <text:p>5757254</text:p>
          </table:table-cell>
          <table:table-cell table:formula="of:=[.B202]+[.C202]" office:value-type="float" office:value="13789380">
            <text:p>13789380</text:p>
          </table:table-cell>
        </table:table-row>
        <table:table-row table:style-name="ro1">
          <table:table-cell table:style-name="Default" office:value-type="string">
            <text:p>offcore_response_0:any_ifetch:llc_miss_remote:snp_any</text:p>
          </table:table-cell>
          <table:table-cell office:value-type="float" office:value="1405285">
            <text:p>1405285</text:p>
          </table:table-cell>
          <table:table-cell office:value-type="float" office:value="2679092">
            <text:p>2679092</text:p>
          </table:table-cell>
          <table:table-cell table:formula="of:=[.B203]+[.C203]" office:value-type="float" office:value="4084377">
            <text:p>4084377</text:p>
          </table:table-cell>
        </table:table-row>
        <table:table-row table:style-name="ro1">
          <table:table-cell table:style-name="Default" office:value-type="string">
            <text:p>itlb_misses:causes_a_walk</text:p>
          </table:table-cell>
          <table:table-cell office:value-type="float" office:value="877830245">
            <text:p>877830245</text:p>
          </table:table-cell>
          <table:table-cell office:value-type="float" office:value="870427816">
            <text:p>870427816</text:p>
          </table:table-cell>
          <table:table-cell table:formula="of:=[.B204]+[.C204]" office:value-type="float" office:value="1748258061">
            <text:p>1748258061</text:p>
          </table:table-cell>
        </table:table-row>
        <table:table-row table:style-name="ro1">
          <table:table-cell table:style-name="Default" office:value-type="string">
            <text:p>itlb_misses:walk_completed</text:p>
          </table:table-cell>
          <table:table-cell office:value-type="float" office:value="804734910">
            <text:p>804734910</text:p>
          </table:table-cell>
          <table:table-cell office:value-type="float" office:value="797878796">
            <text:p>797878796</text:p>
          </table:table-cell>
          <table:table-cell table:formula="of:=[.B205]+[.C205]" office:value-type="float" office:value="1602613706">
            <text:p>1602613706</text:p>
          </table:table-cell>
        </table:table-row>
        <table:table-row table:style-name="ro1">
          <table:table-cell table:style-name="Default" office:value-type="string">
            <text:p>offcore_requests:demand_code_rd</text:p>
          </table:table-cell>
          <table:table-cell office:value-type="float" office:value="8271992541">
            <text:p>8271992541</text:p>
          </table:table-cell>
          <table:table-cell office:value-type="float" office:value="8109472293">
            <text:p>8109472293</text:p>
          </table:table-cell>
          <table:table-cell table:formula="of:=[.B206]+[.C206]" office:value-type="float" office:value="16381464834">
            <text:p>16381464834</text:p>
          </table:table-cell>
        </table:table-row>
        <table:table-row table:style-name="ro1">
          <table:table-cell table:style-name="Default" office:value-type="string">
            <text:p>offcore_requests_outstanding:demand_code_rd</text:p>
          </table:table-cell>
          <table:table-cell office:value-type="float" office:value="8112931539314">
            <text:p>8112931539314</text:p>
          </table:table-cell>
          <table:table-cell office:value-type="float" office:value="8099471037307">
            <text:p>8099471037307</text:p>
          </table:table-cell>
          <table:table-cell table:formula="of:=[.B207]+[.C207]" office:value-type="float" office:value="16212402576621">
            <text:p>16212402576621</text:p>
          </table:table-cell>
        </table:table-row>
        <table:table-row table:style-name="ro1">
          <table:table-cell table:style-name="Default" office:value-type="string">
            <text:p>itlb_misses:walk_duration</text:p>
          </table:table-cell>
          <table:table-cell office:value-type="float" office:value="23663333980">
            <text:p>23663333980</text:p>
          </table:table-cell>
          <table:table-cell office:value-type="float" office:value="23418130831">
            <text:p>23418130831</text:p>
          </table:table-cell>
          <table:table-cell table:formula="of:=[.B208]+[.C208]" office:value-type="float" office:value="47081464811">
            <text:p>47081464811</text:p>
          </table:table-cell>
        </table:table-row>
        <table:table-row table:style-name="ro1">
          <table:table-cell table:style-name="Default" office:value-type="string">
            <text:p>itlb:flush</text:p>
          </table:table-cell>
          <table:table-cell office:value-type="float" office:value="202417">
            <text:p>202417</text:p>
          </table:table-cell>
          <table:table-cell office:value-type="float" office:value="198853">
            <text:p>198853</text:p>
          </table:table-cell>
          <table:table-cell table:formula="of:=[.B209]+[.C209]" office:value-type="float" office:value="401270">
            <text:p>401270</text:p>
          </table:table-cell>
        </table:table-row>
        <table:table-row table:style-name="ro1">
          <table:table-cell table:style-name="Default" office:value-type="string">
            <text:p>offcore_response_1:any_request:llc_hitmesf:snp_any</text:p>
          </table:table-cell>
          <table:table-cell office:value-type="float" office:value="43829880409">
            <text:p>43829880409</text:p>
          </table:table-cell>
          <table:table-cell office:value-type="float" office:value="43549507503">
            <text:p>43549507503</text:p>
          </table:table-cell>
          <table:table-cell table:formula="of:=[.B210]+[.C210]" office:value-type="float" office:value="87379387912">
            <text:p>87379387912</text:p>
          </table:table-cell>
        </table:table-row>
        <table:table-row table:style-name="ro1">
          <table:table-cell table:style-name="Default" office:value-type="string">
            <text:p>offcore_requests_outstanding:demand_code_rd:c=1</text:p>
          </table:table-cell>
          <table:table-cell office:value-type="float" office:value="1383950834345">
            <text:p>1383950834345</text:p>
          </table:table-cell>
          <table:table-cell office:value-type="float" office:value="1369877826215">
            <text:p>1369877826215</text:p>
          </table:table-cell>
          <table:table-cell table:formula="of:=[.B211]+[.C211]" office:value-type="float" office:value="2753828660560">
            <text:p>2753828660560</text:p>
          </table:table-cell>
        </table:table-row>
        <table:table-row table:style-name="ro1">
          <table:table-cell table:style-name="Default" office:value-type="string">
            <text:p>ild_stall:iq_full</text:p>
          </table:table-cell>
          <table:table-cell office:value-type="float" office:value="58775053514">
            <text:p>58775053514</text:p>
          </table:table-cell>
          <table:table-cell office:value-type="float" office:value="56436637992">
            <text:p>56436637992</text:p>
          </table:table-cell>
          <table:table-cell table:formula="of:=[.B212]+[.C212]" office:value-type="float" office:value="115211691506">
            <text:p>115211691506</text:p>
          </table:table-cell>
        </table:table-row>
        <table:table-row table:style-name="ro1">
          <table:table-cell table:style-name="Default" office:value-type="string">
            <text:p>offcore_response_0:any_data:llc_hitmesf:snp_any</text:p>
          </table:table-cell>
          <table:table-cell office:value-type="float" office:value="7827235457">
            <text:p>7827235457</text:p>
          </table:table-cell>
          <table:table-cell office:value-type="float" office:value="7697075118">
            <text:p>7697075118</text:p>
          </table:table-cell>
          <table:table-cell table:formula="of:=[.B213]+[.C213]" office:value-type="float" office:value="15524310575">
            <text:p>15524310575</text:p>
          </table:table-cell>
        </table:table-row>
        <table:table-row table:style-name="ro1">
          <table:table-cell table:style-name="Default" office:value-type="string">
            <text:p>offcore_response_1:any_rfo:llc_hitmesf:snp_any</text:p>
          </table:table-cell>
          <table:table-cell office:value-type="float" office:value="882848941">
            <text:p>882848941</text:p>
          </table:table-cell>
          <table:table-cell office:value-type="float" office:value="881484972">
            <text:p>881484972</text:p>
          </table:table-cell>
          <table:table-cell table:formula="of:=[.B214]+[.C214]" office:value-type="float" office:value="1764333913">
            <text:p>1764333913</text:p>
          </table:table-cell>
        </table:table-row>
        <table:table-row table:style-name="ro1">
          <table:table-cell table:style-name="Default" office:value-type="string">
            <text:p>idq:empty</text:p>
          </table:table-cell>
          <table:table-cell office:value-type="float" office:value="593373353226">
            <text:p>593373353226</text:p>
          </table:table-cell>
          <table:table-cell office:value-type="float" office:value="591706792370">
            <text:p>591706792370</text:p>
          </table:table-cell>
          <table:table-cell table:formula="of:=[.B215]+[.C215]" office:value-type="float" office:value="1185080145596">
            <text:p>1185080145596</text:p>
          </table:table-cell>
        </table:table-row>
        <table:table-row table:style-name="ro2">
          <table:table-cell table:style-name="Default" office:value-type="string">
            <text:p>dsb2mite_switches:count</text:p>
          </table:table-cell>
          <table:table-cell office:value-type="float" office:value="6870837129">
            <text:p>6870837129</text:p>
          </table:table-cell>
          <table:table-cell office:value-type="float" office:value="6728288461">
            <text:p>6728288461</text:p>
          </table:table-cell>
          <table:table-cell table:formula="of:=[.B216]+[.C216]" office:value-type="float" office:value="13599125590">
            <text:p>13599125590</text:p>
          </table:table-cell>
        </table:table-row>
        <table:table-row table:style-name="ro1">
          <table:table-cell table:style-name="Default" office:value-type="string">
            <text:p>offcore_response_0:any_ifetch:llc_hitmesf:snp_any</text:p>
          </table:table-cell>
          <table:table-cell office:value-type="float" office:value="13809386744">
            <text:p>13809386744</text:p>
          </table:table-cell>
          <table:table-cell office:value-type="float" office:value="13693779904">
            <text:p>13693779904</text:p>
          </table:table-cell>
          <table:table-cell table:formula="of:=[.B217]+[.C217]" office:value-type="float" office:value="27503166648">
            <text:p>27503166648</text:p>
          </table:table-cell>
        </table:table-row>
        <table:table-row table:style-name="ro1">
          <table:table-cell table:style-name="Default" office:value-type="string">
            <text:p>offcore_response_1:dmnd_data_rd:llc_hitm:snp_any</text:p>
          </table:table-cell>
          <table:table-cell office:value-type="float" office:value="1139149865">
            <text:p>1139149865</text:p>
          </table:table-cell>
          <table:table-cell office:value-type="float" office:value="1126979600">
            <text:p>1126979600</text:p>
          </table:table-cell>
          <table:table-cell table:formula="of:=[.B218]+[.C218]" office:value-type="float" office:value="2266129465">
            <text:p>2266129465</text:p>
          </table:table-cell>
        </table:table-row>
        <table:table-row table:style-name="ro2">
          <table:table-cell table:style-name="Default" office:value-type="string">
            <text:p>r01aa</text:p>
          </table:table-cell>
          <table:table-cell office:value-type="float" office:value="2781001559">
            <text:p>2781001559</text:p>
          </table:table-cell>
          <table:table-cell office:value-type="float" office:value="2787158361">
            <text:p>2787158361</text:p>
          </table:table-cell>
          <table:table-cell table:formula="of:=[.B219]+[.C219]" office:value-type="float" office:value="5568159920">
            <text:p>5568159920</text:p>
          </table:table-cell>
        </table:table-row>
        <table:table-row table:style-name="ro1">
          <table:table-cell table:style-name="Default" office:value-type="string">
            <text:p>dsb_fill:0xa</text:p>
          </table:table-cell>
          <table:table-cell office:value-type="float" office:value="43931906042">
            <text:p>43931906042</text:p>
          </table:table-cell>
          <table:table-cell office:value-type="float" office:value="43636235896">
            <text:p>43636235896</text:p>
          </table:table-cell>
          <table:table-cell table:formula="of:=[.B220]+[.C220]" office:value-type="float" office:value="87568141938">
            <text:p>87568141938</text:p>
          </table:table-cell>
        </table:table-row>
        <table:table-row table:style-name="ro1">
          <table:table-cell table:style-name="Default" office:value-type="string">
            <text:p>offcore_response_0:dmnd_data_rd:llc_hitmesf:snp_any</text:p>
          </table:table-cell>
          <table:table-cell office:value-type="float" office:value="6793950981">
            <text:p>6793950981</text:p>
          </table:table-cell>
          <table:table-cell office:value-type="float" office:value="6690983113">
            <text:p>6690983113</text:p>
          </table:table-cell>
          <table:table-cell table:formula="of:=[.B221]+[.C221]" office:value-type="float" office:value="13484934094">
            <text:p>13484934094</text:p>
          </table:table-cell>
        </table:table-row>
        <table:table-row table:style-name="ro1">
          <table:table-cell table:style-name="Default" office:value-type="string">
            <text:p>offcore_response_1:dmnd_data_rd:llc_hitmesf:hitm</text:p>
          </table:table-cell>
          <table:table-cell office:value-type="float" office:value="676541">
            <text:p>676541</text:p>
          </table:table-cell>
          <table:table-cell office:value-type="float" office:value="459096">
            <text:p>459096</text:p>
          </table:table-cell>
          <table:table-cell table:formula="of:=[.B222]+[.C222]" office:value-type="float" office:value="1135637">
            <text:p>1135637</text:p>
          </table:table-cell>
        </table:table-row>
        <table:table-row table:style-name="ro1">
          <table:table-cell table:style-name="Default" office:value-type="string">
            <text:p>dsb_fill:exceed_dsb_lines</text:p>
          </table:table-cell>
          <table:table-cell office:value-type="float" office:value="9572830">
            <text:p>9572830</text:p>
          </table:table-cell>
          <table:table-cell office:value-type="float" office:value="7827880">
            <text:p>7827880</text:p>
          </table:table-cell>
          <table:table-cell table:formula="of:=[.B223]+[.C223]" office:value-type="float" office:value="17400710">
            <text:p>17400710</text:p>
          </table:table-cell>
        </table:table-row>
        <table:table-row table:style-name="ro1">
          <table:table-cell table:style-name="Default" office:value-type="string">
            <text:p>dsb_fill:0x2</text:p>
          </table:table-cell>
          <table:table-cell office:value-type="float" office:value="43754007891">
            <text:p>43754007891</text:p>
          </table:table-cell>
          <table:table-cell office:value-type="float" office:value="43668267984">
            <text:p>43668267984</text:p>
          </table:table-cell>
          <table:table-cell table:formula="of:=[.B224]+[.C224]" office:value-type="float" office:value="87422275875">
            <text:p>87422275875</text:p>
          </table:table-cell>
        </table:table-row>
        <table:table-row table:style-name="ro1">
          <table:table-cell table:style-name="Default" office:value-type="string">
            <text:p>offcore_response_0:dmnd_data_rd:llc_hitmesf:snp_none</text:p>
          </table:table-cell>
          <table:table-cell table:number-columns-repeated="2" office:value-type="float" office:value="0">
            <text:p>0</text:p>
          </table:table-cell>
          <table:table-cell table:formula="of:=[.B225]+[.C225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offcore_response_1:dmnd_data_rd:llc_hitmesf:snp_miss</text:p>
          </table:table-cell>
          <table:table-cell office:value-type="float" office:value="1780994">
            <text:p>1780994</text:p>
          </table:table-cell>
          <table:table-cell office:value-type="float" office:value="1414590">
            <text:p>1414590</text:p>
          </table:table-cell>
          <table:table-cell table:formula="of:=[.B226]+[.C226]" office:value-type="float" office:value="3195584">
            <text:p>3195584</text:p>
          </table:table-cell>
        </table:table-row>
        <table:table-row table:style-name="ro1">
          <table:table-cell table:style-name="Default" office:value-type="string">
            <text:p>dsb_fill:0x4</text:p>
          </table:table-cell>
          <table:table-cell office:value-type="float" office:value="394016317">
            <text:p>394016317</text:p>
          </table:table-cell>
          <table:table-cell office:value-type="float" office:value="399109854">
            <text:p>399109854</text:p>
          </table:table-cell>
          <table:table-cell table:formula="of:=[.B227]+[.C227]" office:value-type="float" office:value="793126171">
            <text:p>793126171</text:p>
          </table:table-cell>
        </table:table-row>
        <table:table-row table:style-name="ro1">
          <table:table-cell table:style-name="Default" office:value-type="string">
            <text:p>idq:mite_uops</text:p>
          </table:table-cell>
          <table:table-cell office:value-type="float" office:value="797149369646">
            <text:p>797149369646</text:p>
          </table:table-cell>
          <table:table-cell office:value-type="float" office:value="793922791450">
            <text:p>793922791450</text:p>
          </table:table-cell>
          <table:table-cell table:formula="of:=[.B228]+[.C228]" office:value-type="float" office:value="1591072161096">
            <text:p>1591072161096</text:p>
          </table:table-cell>
        </table:table-row>
        <table:table-row table:style-name="ro1">
          <table:table-cell table:style-name="Default" office:value-type="string">
            <text:p>offcore_response_0:dmnd_data_rd:llc_hitmesf:snp_not_needed</text:p>
          </table:table-cell>
          <table:table-cell office:value-type="float" office:value="6818061857">
            <text:p>6818061857</text:p>
          </table:table-cell>
          <table:table-cell office:value-type="float" office:value="6647424133">
            <text:p>6647424133</text:p>
          </table:table-cell>
          <table:table-cell table:formula="of:=[.B229]+[.C229]" office:value-type="float" office:value="13465485990">
            <text:p>13465485990</text:p>
          </table:table-cell>
        </table:table-row>
        <table:table-row table:style-name="ro1">
          <table:table-cell table:style-name="Default" office:value-type="string">
            <text:p>offcore_response_1:dmnd_data_rd:llc_hitmesf:snp_fwd</text:p>
          </table:table-cell>
          <table:table-cell table:number-columns-repeated="2" office:value-type="float" office:value="0">
            <text:p>0</text:p>
          </table:table-cell>
          <table:table-cell table:formula="of:=[.B230]+[.C230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idq:dsb_uops</text:p>
          </table:table-cell>
          <table:table-cell office:value-type="float" office:value="112051965070">
            <text:p>112051965070</text:p>
          </table:table-cell>
          <table:table-cell office:value-type="float" office:value="107603678633">
            <text:p>107603678633</text:p>
          </table:table-cell>
          <table:table-cell table:formula="of:=[.B231]+[.C231]" office:value-type="float" office:value="219655643703">
            <text:p>219655643703</text:p>
          </table:table-cell>
        </table:table-row>
        <table:table-row table:style-name="ro1">
          <table:table-cell table:style-name="Default" office:value-type="string">
            <text:p>idq:ms_dsb_uops</text:p>
          </table:table-cell>
          <table:table-cell office:value-type="float" office:value="93166095">
            <text:p>93166095</text:p>
          </table:table-cell>
          <table:table-cell office:value-type="float" office:value="69164999">
            <text:p>69164999</text:p>
          </table:table-cell>
          <table:table-cell table:formula="of:=[.B232]+[.C232]" office:value-type="float" office:value="162331094">
            <text:p>162331094</text:p>
          </table:table-cell>
        </table:table-row>
        <table:table-row table:style-name="ro1">
          <table:table-cell table:style-name="Default" office:value-type="string">
            <text:p>offcore_response_0:dmnd_data_rd:llc_hitmesf:snp_no_fwd</text:p>
          </table:table-cell>
          <table:table-cell office:value-type="float" office:value="766324">
            <text:p>766324</text:p>
          </table:table-cell>
          <table:table-cell office:value-type="float" office:value="761229">
            <text:p>761229</text:p>
          </table:table-cell>
          <table:table-cell table:formula="of:=[.B233]+[.C233]" office:value-type="float" office:value="1527553">
            <text:p>1527553</text:p>
          </table:table-cell>
        </table:table-row>
        <table:table-row table:style-name="ro1">
          <table:table-cell table:style-name="Default" office:value-type="string">
            <text:p>offcore_response_1:dmnd_data_rd:llc_hitmesf:snp_any</text:p>
          </table:table-cell>
          <table:table-cell office:value-type="float" office:value="6764067769">
            <text:p>6764067769</text:p>
          </table:table-cell>
          <table:table-cell office:value-type="float" office:value="6649844799">
            <text:p>6649844799</text:p>
          </table:table-cell>
          <table:table-cell table:formula="of:=[.B234]+[.C234]" office:value-type="float" office:value="13413912568">
            <text:p>13413912568</text:p>
          </table:table-cell>
        </table:table-row>
        <table:table-row table:style-name="ro1">
          <table:table-cell table:style-name="Default" office:value-type="string">
            <text:p>idq:ms_mite_uops</text:p>
          </table:table-cell>
          <table:table-cell office:value-type="float" office:value="17651563006">
            <text:p>17651563006</text:p>
          </table:table-cell>
          <table:table-cell office:value-type="float" office:value="16964645602">
            <text:p>16964645602</text:p>
          </table:table-cell>
          <table:table-cell table:formula="of:=[.B235]+[.C235]" office:value-type="float" office:value="34616208608">
            <text:p>34616208608</text:p>
          </table:table-cell>
        </table:table-row>
        <table:table-row table:style-name="ro1">
          <table:table-cell table:style-name="Default" office:value-type="string">
            <text:p>idq_uops_not_delivered:c=4</text:p>
          </table:table-cell>
          <table:table-cell office:value-type="float" office:value="237390662266">
            <text:p>237390662266</text:p>
          </table:table-cell>
          <table:table-cell office:value-type="float" office:value="235747302275">
            <text:p>235747302275</text:p>
          </table:table-cell>
          <table:table-cell table:formula="of:=[.B236]+[.C236]" office:value-type="float" office:value="473137964541">
            <text:p>473137964541</text:p>
          </table:table-cell>
        </table:table-row>
        <table:table-row table:style-name="ro1">
          <table:table-cell table:style-name="Default" office:value-type="string">
            <text:p>offcore_response_0:dmnd_data_rd:llc_miss_local:snp_any</text:p>
          </table:table-cell>
          <table:table-cell office:value-type="float" office:value="24597802">
            <text:p>24597802</text:p>
          </table:table-cell>
          <table:table-cell office:value-type="float" office:value="51812181">
            <text:p>51812181</text:p>
          </table:table-cell>
          <table:table-cell table:formula="of:=[.B237]+[.C237]" office:value-type="float" office:value="76409983">
            <text:p>76409983</text:p>
          </table:table-cell>
        </table:table-row>
        <table:table-row table:style-name="ro1">
          <table:table-cell table:style-name="Default" office:value-type="string">
            <text:p>offcore_response_1:dmnd_data_rd:llc_miss_local:non_dram</text:p>
          </table:table-cell>
          <table:table-cell table:number-columns-repeated="2" office:value-type="float" office:value="0">
            <text:p>0</text:p>
          </table:table-cell>
          <table:table-cell table:formula="of:=[.B238]+[.C238]"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resource_stalls:0x20</text:p>
          </table:table-cell>
          <table:table-cell office:value-type="float" office:value="107583">
            <text:p>107583</text:p>
          </table:table-cell>
          <table:table-cell office:value-type="float" office:value="152130">
            <text:p>152130</text:p>
          </table:table-cell>
          <table:table-cell table:formula="of:=[.B239]+[.C239]" office:value-type="float" office:value="259713">
            <text:p>259713</text:p>
          </table:table-cell>
        </table:table-row>
        <table:table-row table:style-name="ro1">
          <table:table-cell table:style-name="Default" office:value-type="string">
            <text:p>resource_stalls:sb</text:p>
          </table:table-cell>
          <table:table-cell office:value-type="float" office:value="46588901888">
            <text:p>46588901888</text:p>
          </table:table-cell>
          <table:table-cell office:value-type="float" office:value="45518467392">
            <text:p>45518467392</text:p>
          </table:table-cell>
          <table:table-cell table:formula="of:=[.B240]+[.C240]" office:value-type="float" office:value="92107369280">
            <text:p>92107369280</text:p>
          </table:table-cell>
        </table:table-row>
        <table:table-row table:style-name="ro1">
          <table:table-cell table:style-name="Default" office:value-type="string">
            <text:p>offcore_response_0:dmnd_data_rd:llc_miss_local:snp_miss</text:p>
          </table:table-cell>
          <table:table-cell office:value-type="float" office:value="18560721">
            <text:p>18560721</text:p>
          </table:table-cell>
          <table:table-cell office:value-type="float" office:value="24380508">
            <text:p>24380508</text:p>
          </table:table-cell>
          <table:table-cell table:formula="of:=[.B241]+[.C241]" office:value-type="float" office:value="42941229">
            <text:p>42941229</text:p>
          </table:table-cell>
        </table:table-row>
        <table:table-row table:style-name="ro1">
          <table:table-cell table:style-name="Default" office:value-type="string">
            <text:p>offcore_response_1:dmnd_data_rd:llc_miss_remote:snp_any</text:p>
          </table:table-cell>
          <table:table-cell office:value-type="float" office:value="57746625">
            <text:p>57746625</text:p>
          </table:table-cell>
          <table:table-cell office:value-type="float" office:value="20268991">
            <text:p>20268991</text:p>
          </table:table-cell>
          <table:table-cell table:formula="of:=[.B242]+[.C242]" office:value-type="float" office:value="78015616">
            <text:p>78015616</text:p>
          </table:table-cell>
        </table:table-row>
        <table:table-row table:style-name="ro2">
          <table:table-cell table:style-name="Default" office:value-type="string">
            <text:p>resource_stalls:rs</text:p>
          </table:table-cell>
          <table:table-cell office:value-type="float" office:value="132156734120">
            <text:p>132156734120</text:p>
          </table:table-cell>
          <table:table-cell office:value-type="float" office:value="129735632066">
            <text:p>129735632066</text:p>
          </table:table-cell>
          <table:table-cell table:formula="of:=[.B243]+[.C243]" office:value-type="float" office:value="261892366186">
            <text:p>261892366186</text:p>
          </table:table-cell>
        </table:table-row>
        <table:table-row table:style-name="ro2">
          <table:table-cell table:style-name="Default" office:value-type="string">
            <text:p>resource_stalls:rob</text:p>
          </table:table-cell>
          <table:table-cell office:value-type="float" office:value="4266196266">
            <text:p>4266196266</text:p>
          </table:table-cell>
          <table:table-cell office:value-type="float" office:value="4097554521">
            <text:p>4097554521</text:p>
          </table:table-cell>
          <table:table-cell table:formula="of:=[.B244]+[.C244]" office:value-type="float" office:value="8363750787">
            <text:p>8363750787</text:p>
          </table:table-cell>
        </table:table-row>
        <table:table-row table:style-name="ro1">
          <table:table-cell table:style-name="Default" office:value-type="string">
            <text:p>offcore_response_0:dmnd_data_rd:llc_miss_remote:non_dram</text:p>
          </table:table-cell>
          <table:table-cell table:number-columns-repeated="2" office:value-type="float" office:value="0">
            <text:p>0</text:p>
          </table:table-cell>
          <table:table-cell table:formula="of:=[.B245]+[.C245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offcore_response_1:dmnd_data_rd:llc_miss_remote:snp_miss</text:p>
          </table:table-cell>
          <table:table-cell office:value-type="float" office:value="20877016">
            <text:p>20877016</text:p>
          </table:table-cell>
          <table:table-cell office:value-type="float" office:value="14785819">
            <text:p>14785819</text:p>
          </table:table-cell>
          <table:table-cell table:formula="of:=[.B246]+[.C246]" office:value-type="float" office:value="35662835">
            <text:p>35662835</text:p>
          </table:table-cell>
        </table:table-row>
        <table:table-row table:style-name="ro1">
          <table:table-cell table:style-name="Default" office:value-type="string">
            <text:p>uops_dispatched_port:port_0</text:p>
          </table:table-cell>
          <table:table-cell office:value-type="float" office:value="165286272366">
            <text:p>165286272366</text:p>
          </table:table-cell>
          <table:table-cell office:value-type="float" office:value="164036136262">
            <text:p>164036136262</text:p>
          </table:table-cell>
          <table:table-cell table:formula="of:=[.B247]+[.C247]" office:value-type="float" office:value="329322408628">
            <text:p>329322408628</text:p>
          </table:table-cell>
        </table:table-row>
        <table:table-row table:style-name="ro1">
          <table:table-cell table:style-name="Default" office:value-type="string">
            <text:p>uops_dispatched_port:port_1</text:p>
          </table:table-cell>
          <table:table-cell office:value-type="float" office:value="153783121585">
            <text:p>153783121585</text:p>
          </table:table-cell>
          <table:table-cell office:value-type="float" office:value="152633817922">
            <text:p>152633817922</text:p>
          </table:table-cell>
          <table:table-cell table:formula="of:=[.B248]+[.C248]" office:value-type="float" office:value="306416939507">
            <text:p>306416939507</text:p>
          </table:table-cell>
        </table:table-row>
        <table:table-row table:style-name="ro1">
          <table:table-cell table:style-name="Default" office:value-type="string">
            <text:p>offcore_response_0:dmnd_data_rd:llc_miss_remote:snp_none</text:p>
          </table:table-cell>
          <table:table-cell office:value-type="float" office:value="1665172">
            <text:p>1665172</text:p>
          </table:table-cell>
          <table:table-cell office:value-type="float" office:value="221478">
            <text:p>221478</text:p>
          </table:table-cell>
          <table:table-cell table:formula="of:=[.B249]+[.C249]" office:value-type="float" office:value="1886650">
            <text:p>1886650</text:p>
          </table:table-cell>
        </table:table-row>
        <table:table-row table:style-name="ro1">
          <table:table-cell table:style-name="Default" office:value-type="string">
            <text:p>offcore_response_1:dmnd_data_rd:llc_miss_remote:snp_fwd</text:p>
          </table:table-cell>
          <table:table-cell office:value-type="float" office:value="6525570">
            <text:p>6525570</text:p>
          </table:table-cell>
          <table:table-cell office:value-type="float" office:value="93577">
            <text:p>93577</text:p>
          </table:table-cell>
          <table:table-cell table:formula="of:=[.B250]+[.C250]" office:value-type="float" office:value="6619147">
            <text:p>6619147</text:p>
          </table:table-cell>
        </table:table-row>
        <table:table-row table:style-name="ro1">
          <table:table-cell table:style-name="Default" office:value-type="string">
            <text:p>uops_dispatched_port:port_2</text:p>
          </table:table-cell>
          <table:table-cell office:value-type="float" office:value="214349366675">
            <text:p>214349366675</text:p>
          </table:table-cell>
          <table:table-cell office:value-type="float" office:value="212566702746">
            <text:p>212566702746</text:p>
          </table:table-cell>
          <table:table-cell table:formula="of:=[.B251]+[.C251]" office:value-type="float" office:value="426916069421">
            <text:p>426916069421</text:p>
          </table:table-cell>
        </table:table-row>
        <table:table-row table:style-name="ro1">
          <table:table-cell table:style-name="Default" office:value-type="string">
            <text:p>uops_dispatched_port:port_3</text:p>
          </table:table-cell>
          <table:table-cell office:value-type="float" office:value="226381204863">
            <text:p>226381204863</text:p>
          </table:table-cell>
          <table:table-cell office:value-type="float" office:value="224504142980">
            <text:p>224504142980</text:p>
          </table:table-cell>
          <table:table-cell table:formula="of:=[.B252]+[.C252]" office:value-type="float" office:value="450885347843">
            <text:p>450885347843</text:p>
          </table:table-cell>
        </table:table-row>
        <table:table-row table:style-name="ro1">
          <table:table-cell table:style-name="Default" office:value-type="string">
            <text:p>offcore_response_0:dmnd_data_rd:llc_miss_remote:hitm</text:p>
          </table:table-cell>
          <table:table-cell office:value-type="float" office:value="2160607">
            <text:p>2160607</text:p>
          </table:table-cell>
          <table:table-cell office:value-type="float" office:value="458305">
            <text:p>458305</text:p>
          </table:table-cell>
          <table:table-cell table:formula="of:=[.B253]+[.C253]" office:value-type="float" office:value="2618912">
            <text:p>2618912</text:p>
          </table:table-cell>
        </table:table-row>
        <table:table-row table:style-name="ro1">
          <table:table-cell table:style-name="Default" office:value-type="string">
            <text:p>offcore_response_1:dmnd_data_rd:llc_miss_remote:snp_not_needed</text:p>
          </table:table-cell>
          <table:table-cell table:number-columns-repeated="2" office:value-type="float" office:value="0">
            <text:p>0</text:p>
          </table:table-cell>
          <table:table-cell table:formula="of:=[.B254]+[.C254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uops_dispatched_port:port_4</text:p>
          </table:table-cell>
          <table:table-cell office:value-type="float" office:value="138196664024">
            <text:p>138196664024</text:p>
          </table:table-cell>
          <table:table-cell office:value-type="float" office:value="137327979684">
            <text:p>137327979684</text:p>
          </table:table-cell>
          <table:table-cell table:formula="of:=[.B255]+[.C255]" office:value-type="float" office:value="275524643708">
            <text:p>275524643708</text:p>
          </table:table-cell>
        </table:table-row>
        <table:table-row table:style-name="ro1">
          <table:table-cell table:style-name="Default" office:value-type="string">
            <text:p>uops_dispatched_port:port_5</text:p>
          </table:table-cell>
          <table:table-cell office:value-type="float" office:value="199080994036">
            <text:p>199080994036</text:p>
          </table:table-cell>
          <table:table-cell office:value-type="float" office:value="197482363459">
            <text:p>197482363459</text:p>
          </table:table-cell>
          <table:table-cell table:formula="of:=[.B256]+[.C256]" office:value-type="float" office:value="396563357495">
            <text:p>396563357495</text:p>
          </table:table-cell>
        </table:table-row>
        <table:table-row table:style-name="ro1">
          <table:table-cell table:style-name="Default" office:value-type="string">
            <text:p>offcore_response_0:dmnd_data_rd:llc_miss_remote:snp_no_fwd</text:p>
          </table:table-cell>
          <table:table-cell office:value-type="float" office:value="22133108">
            <text:p>22133108</text:p>
          </table:table-cell>
          <table:table-cell office:value-type="float" office:value="4594988">
            <text:p>4594988</text:p>
          </table:table-cell>
          <table:table-cell table:formula="of:=[.B257]+[.C257]" office:value-type="float" office:value="26728096">
            <text:p>26728096</text:p>
          </table:table-cell>
        </table:table-row>
        <table:table-row table:style-name="ro1">
          <table:table-cell table:style-name="Default" office:value-type="string">
            <text:p>offcore_response_1:dmnd_rfo:llc_hitmesf:snp_any</text:p>
          </table:table-cell>
          <table:table-cell office:value-type="float" office:value="620844560">
            <text:p>620844560</text:p>
          </table:table-cell>
          <table:table-cell office:value-type="float" office:value="636790558">
            <text:p>636790558</text:p>
          </table:table-cell>
          <table:table-cell table:formula="of:=[.B258]+[.C258]" office:value-type="float" office:value="1257635118">
            <text:p>1257635118</text:p>
          </table:table-cell>
        </table:table-row>
        <table:table-row table:style-name="ro1">
          <table:table-cell table:style-name="Default" office:value-type="string">
            <text:p>br_inst_exec:taken_indirect_jump_non_call_ret</text:p>
          </table:table-cell>
          <table:table-cell office:value-type="float" office:value="616027552">
            <text:p>616027552</text:p>
          </table:table-cell>
          <table:table-cell office:value-type="float" office:value="567987388">
            <text:p>567987388</text:p>
          </table:table-cell>
          <table:table-cell table:formula="of:=[.B259]+[.C259]" office:value-type="float" office:value="1184014940">
            <text:p>1184014940</text:p>
          </table:table-cell>
        </table:table-row>
        <table:table-row table:style-name="ro1">
          <table:table-cell table:style-name="Default" office:value-type="string">
            <text:p>br_inst_exec:taken_indirect_near_call</text:p>
          </table:table-cell>
          <table:table-cell office:value-type="float" office:value="5300138856">
            <text:p>5300138856</text:p>
          </table:table-cell>
          <table:table-cell office:value-type="float" office:value="5255053793">
            <text:p>5255053793</text:p>
          </table:table-cell>
          <table:table-cell table:formula="of:=[.B260]+[.C260]" office:value-type="float" office:value="10555192649">
            <text:p>10555192649</text:p>
          </table:table-cell>
        </table:table-row>
        <table:table-row table:style-name="ro1">
          <table:table-cell table:style-name="Default" office:value-type="string">
            <text:p>offcore_response_0:dmnd_rfo:llc_miss_local:snp_any</text:p>
          </table:table-cell>
          <table:table-cell office:value-type="float" office:value="7054370">
            <text:p>7054370</text:p>
          </table:table-cell>
          <table:table-cell office:value-type="float" office:value="5454443">
            <text:p>5454443</text:p>
          </table:table-cell>
          <table:table-cell table:formula="of:=[.B261]+[.C261]" office:value-type="float" office:value="12508813">
            <text:p>12508813</text:p>
          </table:table-cell>
        </table:table-row>
        <table:table-row table:style-name="ro1">
          <table:table-cell table:style-name="Default" office:value-type="string">
            <text:p>offcore_response_1:dmnd_rfo:llc_miss_remote:snp_any</text:p>
          </table:table-cell>
          <table:table-cell office:value-type="float" office:value="4449635">
            <text:p>4449635</text:p>
          </table:table-cell>
          <table:table-cell office:value-type="float" office:value="4087219">
            <text:p>4087219</text:p>
          </table:table-cell>
          <table:table-cell table:formula="of:=[.B262]+[.C262]" office:value-type="float" office:value="8536854">
            <text:p>8536854</text:p>
          </table:table-cell>
        </table:table-row>
        <table:table-row table:style-name="ro1">
          <table:table-cell table:style-name="Default" office:value-type="string">
            <text:p>br_inst_exec:all_branches</text:p>
          </table:table-cell>
          <table:table-cell office:value-type="float" office:value="117987018559">
            <text:p>117987018559</text:p>
          </table:table-cell>
          <table:table-cell office:value-type="float" office:value="116592690103">
            <text:p>116592690103</text:p>
          </table:table-cell>
          <table:table-cell table:formula="of:=[.B263]+[.C263]" office:value-type="float" office:value="234579708662">
            <text:p>234579708662</text:p>
          </table:table-cell>
        </table:table-row>
        <table:table-row table:style-name="ro1">
          <table:table-cell table:style-name="Default" office:value-type="string">
            <text:p>br_inst_exec:any_cond</text:p>
          </table:table-cell>
          <table:table-cell office:value-type="float" office:value="79483398316">
            <text:p>79483398316</text:p>
          </table:table-cell>
          <table:table-cell office:value-type="float" office:value="78386545848">
            <text:p>78386545848</text:p>
          </table:table-cell>
          <table:table-cell table:formula="of:=[.B264]+[.C264]" office:value-type="float" office:value="157869944164">
            <text:p>157869944164</text:p>
          </table:table-cell>
        </table:table-row>
        <table:table-row table:style-name="ro1">
          <table:table-cell table:style-name="Default" office:value-type="string">
            <text:p>offcore_response_0:dmnd_rfo:llc_miss_remote:snp_miss</text:p>
          </table:table-cell>
          <table:table-cell office:value-type="float" office:value="4214917">
            <text:p>4214917</text:p>
          </table:table-cell>
          <table:table-cell office:value-type="float" office:value="3798279">
            <text:p>3798279</text:p>
          </table:table-cell>
          <table:table-cell table:formula="of:=[.B265]+[.C265]" office:value-type="float" office:value="8013196">
            <text:p>8013196</text:p>
          </table:table-cell>
        </table:table-row>
        <table:table-row table:style-name="ro1">
          <table:table-cell table:style-name="Default" office:value-type="string">
            <text:p>offcore_response_1:dmnd_rfo:llc_miss_remote:hitm</text:p>
          </table:table-cell>
          <table:table-cell office:value-type="float" office:value="56748">
            <text:p>56748</text:p>
          </table:table-cell>
          <table:table-cell office:value-type="float" office:value="80507">
            <text:p>80507</text:p>
          </table:table-cell>
          <table:table-cell table:formula="of:=[.B266]+[.C266]" office:value-type="float" office:value="137255">
            <text:p>137255</text:p>
          </table:table-cell>
        </table:table-row>
        <table:table-row table:style-name="ro1">
          <table:table-cell table:style-name="Default" office:value-type="string">
            <text:p>br_inst_retired:all_branches</text:p>
          </table:table-cell>
          <table:table-cell office:value-type="float" office:value="113486632375">
            <text:p>113486632375</text:p>
          </table:table-cell>
          <table:table-cell office:value-type="float" office:value="111873042174">
            <text:p>111873042174</text:p>
          </table:table-cell>
          <table:table-cell table:formula="of:=[.B267]+[.C267]" office:value-type="float" office:value="225359674549">
            <text:p>225359674549</text:p>
          </table:table-cell>
        </table:table-row>
        <table:table-row table:style-name="ro1">
          <table:table-cell table:style-name="Default" office:value-type="string">
            <text:p>br_inst_retired:cond</text:p>
          </table:table-cell>
          <table:table-cell office:value-type="float" office:value="76876124022">
            <text:p>76876124022</text:p>
          </table:table-cell>
          <table:table-cell office:value-type="float" office:value="75723128024">
            <text:p>75723128024</text:p>
          </table:table-cell>
          <table:table-cell table:formula="of:=[.B268]+[.C268]" office:value-type="float" office:value="152599252046">
            <text:p>152599252046</text:p>
          </table:table-cell>
        </table:table-row>
        <table:table-row table:style-name="ro1">
          <table:table-cell table:style-name="Default" office:value-type="string">
            <text:p>offcore_response_0:dmnd_rfo:llc_miss_remote:snp_fwd</text:p>
          </table:table-cell>
          <table:table-cell office:value-type="float" office:value="31328">
            <text:p>31328</text:p>
          </table:table-cell>
          <table:table-cell office:value-type="float" office:value="1239">
            <text:p>1239</text:p>
          </table:table-cell>
          <table:table-cell table:formula="of:=[.B269]+[.C269]" office:value-type="float" office:value="32567">
            <text:p>32567</text:p>
          </table:table-cell>
        </table:table-row>
        <table:table-row table:style-name="ro1">
          <table:table-cell table:style-name="Default" office:value-type="string">
            <text:p>offcore_response_1:dmnd_ifetch:llc_hitmesf:snp_any</text:p>
          </table:table-cell>
          <table:table-cell office:value-type="float" office:value="8210781789">
            <text:p>8210781789</text:p>
          </table:table-cell>
          <table:table-cell office:value-type="float" office:value="8152122568">
            <text:p>8152122568</text:p>
          </table:table-cell>
          <table:table-cell table:formula="of:=[.B270]+[.C270]" office:value-type="float" office:value="16362904357">
            <text:p>16362904357</text:p>
          </table:table-cell>
        </table:table-row>
        <table:table-row table:style-name="ro1">
          <table:table-cell table:style-name="Default" office:value-type="string">
            <text:p>br_inst_retired:far_branch</text:p>
          </table:table-cell>
          <table:table-cell office:value-type="float" office:value="1538857">
            <text:p>1538857</text:p>
          </table:table-cell>
          <table:table-cell office:value-type="float" office:value="1350080">
            <text:p>1350080</text:p>
          </table:table-cell>
          <table:table-cell table:formula="of:=[.B271]+[.C271]" office:value-type="float" office:value="2888937">
            <text:p>2888937</text:p>
          </table:table-cell>
        </table:table-row>
        <table:table-row table:style-name="ro1">
          <table:table-cell table:style-name="Default" office:value-type="string">
            <text:p>br_inst_retired:near_call</text:p>
          </table:table-cell>
          <table:table-cell office:value-type="float" office:value="14484013659">
            <text:p>14484013659</text:p>
          </table:table-cell>
          <table:table-cell office:value-type="float" office:value="14422727405">
            <text:p>14422727405</text:p>
          </table:table-cell>
          <table:table-cell table:formula="of:=[.B272]+[.C272]" office:value-type="float" office:value="28906741064">
            <text:p>28906741064</text:p>
          </table:table-cell>
        </table:table-row>
        <table:table-row table:style-name="ro1">
          <table:table-cell table:style-name="Default" office:value-type="string">
            <text:p>offcore_response_0:dmnd_ifetch:llc_hits:snp_any</text:p>
          </table:table-cell>
          <table:table-cell office:value-type="float" office:value="8030192784">
            <text:p>8030192784</text:p>
          </table:table-cell>
          <table:table-cell office:value-type="float" office:value="200239778">
            <text:p>200239778</text:p>
          </table:table-cell>
          <table:table-cell table:formula="of:=[.B273]+[.C273]" office:value-type="float" office:value="8230432562">
            <text:p>8230432562</text:p>
          </table:table-cell>
        </table:table-row>
        <table:table-row table:style-name="ro1">
          <table:table-cell table:style-name="Default" office:value-type="string">
            <text:p>offcore_response_1:dmnd_ifetch:llc_hits:snp_not_needed</text:p>
          </table:table-cell>
          <table:table-cell office:value-type="float" office:value="7995568285">
            <text:p>7995568285</text:p>
          </table:table-cell>
          <table:table-cell office:value-type="float" office:value="201007472">
            <text:p>201007472</text:p>
          </table:table-cell>
          <table:table-cell table:formula="of:=[.B274]+[.C274]" office:value-type="float" office:value="8196575757">
            <text:p>8196575757</text:p>
          </table:table-cell>
        </table:table-row>
        <table:table-row table:style-name="ro1">
          <table:table-cell table:style-name="Default" office:value-type="string">
            <text:p>br_inst_retired:near_return</text:p>
          </table:table-cell>
          <table:table-cell office:value-type="float" office:value="14519182614">
            <text:p>14519182614</text:p>
          </table:table-cell>
          <table:table-cell office:value-type="float" office:value="14356950177">
            <text:p>14356950177</text:p>
          </table:table-cell>
          <table:table-cell table:formula="of:=[.B275]+[.C275]" office:value-type="float" office:value="28876132791">
            <text:p>28876132791</text:p>
          </table:table-cell>
        </table:table-row>
        <table:table-row table:style-name="ro1">
          <table:table-cell table:style-name="Default" office:value-type="string">
            <text:p>br_inst_retired:near_taken</text:p>
          </table:table-cell>
          <table:table-cell office:value-type="float" office:value="69744938572">
            <text:p>69744938572</text:p>
          </table:table-cell>
          <table:table-cell office:value-type="float" office:value="68986006143">
            <text:p>68986006143</text:p>
          </table:table-cell>
          <table:table-cell table:formula="of:=[.B276]+[.C276]" office:value-type="float" office:value="138730944715">
            <text:p>138730944715</text:p>
          </table:table-cell>
        </table:table-row>
        <table:table-row table:style-name="ro1">
          <table:table-cell table:style-name="Default" office:value-type="string">
            <text:p>offcore_response_0:dmnd_ifetch:llc_miss_local:snp_any</text:p>
          </table:table-cell>
          <table:table-cell office:value-type="float" office:value="1135095">
            <text:p>1135095</text:p>
          </table:table-cell>
          <table:table-cell office:value-type="float" office:value="488205">
            <text:p>488205</text:p>
          </table:table-cell>
          <table:table-cell table:formula="of:=[.B277]+[.C277]" office:value-type="float" office:value="1623300">
            <text:p>1623300</text:p>
          </table:table-cell>
        </table:table-row>
        <table:table-row table:style-name="ro1">
          <table:table-cell table:style-name="Default" office:value-type="string">
            <text:p>offcore_response_1:pf_data_rd:llc_hitmesf:snp_any</text:p>
          </table:table-cell>
          <table:table-cell office:value-type="float" office:value="1066568106">
            <text:p>1066568106</text:p>
          </table:table-cell>
          <table:table-cell office:value-type="float" office:value="1023975986">
            <text:p>1023975986</text:p>
          </table:table-cell>
          <table:table-cell table:formula="of:=[.B278]+[.C278]" office:value-type="float" office:value="2090544092">
            <text:p>2090544092</text:p>
          </table:table-cell>
        </table:table-row>
        <table:table-row table:style-name="ro1">
          <table:table-cell table:style-name="Default" office:value-type="string">
            <text:p>rob_misc_events:lbr_inserts</text:p>
          </table:table-cell>
          <table:table-cell table:number-columns-repeated="2" office:value-type="float" office:value="0">
            <text:p>0</text:p>
          </table:table-cell>
          <table:table-cell table:formula="of:=[.B279]+[.C279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br_misp_exec:taken_indirect_jump_non_call_ret</text:p>
          </table:table-cell>
          <table:table-cell office:value-type="float" office:value="49747931">
            <text:p>49747931</text:p>
          </table:table-cell>
          <table:table-cell office:value-type="float" office:value="48974793">
            <text:p>48974793</text:p>
          </table:table-cell>
          <table:table-cell table:formula="of:=[.B280]+[.C280]" office:value-type="float" office:value="98722724">
            <text:p>98722724</text:p>
          </table:table-cell>
        </table:table-row>
        <table:table-row table:style-name="ro1">
          <table:table-cell table:style-name="Default" office:value-type="string">
            <text:p>offcore_response_0:pf_data_rd:llc_miss_local:snp_any</text:p>
          </table:table-cell>
          <table:table-cell office:value-type="float" office:value="3086301">
            <text:p>3086301</text:p>
          </table:table-cell>
          <table:table-cell office:value-type="float" office:value="10440939">
            <text:p>10440939</text:p>
          </table:table-cell>
          <table:table-cell table:formula="of:=[.B281]+[.C281]" office:value-type="float" office:value="13527240">
            <text:p>13527240</text:p>
          </table:table-cell>
        </table:table-row>
        <table:table-row table:style-name="ro1">
          <table:table-cell table:style-name="Default" office:value-type="string">
            <text:p>offcore_response_1:pf_llc_data_rd:llc_hitmesf:snp_any</text:p>
          </table:table-cell>
          <table:table-cell office:value-type="float" office:value="12146381">
            <text:p>12146381</text:p>
          </table:table-cell>
          <table:table-cell office:value-type="float" office:value="11243143">
            <text:p>11243143</text:p>
          </table:table-cell>
          <table:table-cell table:formula="of:=[.B282]+[.C282]" office:value-type="float" office:value="23389524">
            <text:p>23389524</text:p>
          </table:table-cell>
        </table:table-row>
        <table:table-row table:style-name="ro1">
          <table:table-cell table:style-name="Default" office:value-type="string">
            <text:p>br_misp_exec:nontaken_cond</text:p>
          </table:table-cell>
          <table:table-cell office:value-type="float" office:value="1151062689">
            <text:p>1151062689</text:p>
          </table:table-cell>
          <table:table-cell office:value-type="float" office:value="1147968620">
            <text:p>1147968620</text:p>
          </table:table-cell>
          <table:table-cell table:formula="of:=[.B283]+[.C283]" office:value-type="float" office:value="2299031309">
            <text:p>2299031309</text:p>
          </table:table-cell>
        </table:table-row>
        <table:table-row table:style-name="ro1">
          <table:table-cell table:style-name="Default" office:value-type="string">
            <text:p>br_misp_exec:any_indirect_jump_non_call_ret</text:p>
          </table:table-cell>
          <table:table-cell office:value-type="float" office:value="48801762">
            <text:p>48801762</text:p>
          </table:table-cell>
          <table:table-cell office:value-type="float" office:value="48987297">
            <text:p>48987297</text:p>
          </table:table-cell>
          <table:table-cell table:formula="of:=[.B284]+[.C284]" office:value-type="float" office:value="97789059">
            <text:p>97789059</text:p>
          </table:table-cell>
        </table:table-row>
        <table:table-row table:style-name="ro1">
          <table:table-cell table:style-name="Default" office:value-type="string">
            <text:p>offcore_response_0:pf_llc_data_rd:llc_miss_local:snp_any</text:p>
          </table:table-cell>
          <table:table-cell office:value-type="float" office:value="413339">
            <text:p>413339</text:p>
          </table:table-cell>
          <table:table-cell office:value-type="float" office:value="226083">
            <text:p>226083</text:p>
          </table:table-cell>
          <table:table-cell table:formula="of:=[.B285]+[.C285]" office:value-type="float" office:value="639422">
            <text:p>639422</text:p>
          </table:table-cell>
        </table:table-row>
        <table:table-row table:style-name="ro1">
          <table:table-cell table:style-name="Default" office:value-type="string">
            <text:p>offcore_response_1:pf_rfo:llc_hitmesf:snp_any</text:p>
          </table:table-cell>
          <table:table-cell office:value-type="float" office:value="256386833">
            <text:p>256386833</text:p>
          </table:table-cell>
          <table:table-cell office:value-type="float" office:value="228692777">
            <text:p>228692777</text:p>
          </table:table-cell>
          <table:table-cell table:formula="of:=[.B286]+[.C286]" office:value-type="float" office:value="485079610">
            <text:p>485079610</text:p>
          </table:table-cell>
        </table:table-row>
        <table:table-row table:style-name="ro1">
          <table:table-cell table:style-name="Default" office:value-type="string">
            <text:p>br_misp_exec:taken_indirect_near_call</text:p>
          </table:table-cell>
          <table:table-cell office:value-type="float" office:value="816922956">
            <text:p>816922956</text:p>
          </table:table-cell>
          <table:table-cell office:value-type="float" office:value="801373628">
            <text:p>801373628</text:p>
          </table:table-cell>
          <table:table-cell table:formula="of:=[.B287]+[.C287]" office:value-type="float" office:value="1618296584">
            <text:p>1618296584</text:p>
          </table:table-cell>
        </table:table-row>
        <table:table-row table:style-name="ro1">
          <table:table-cell table:style-name="Default" office:value-type="string">
            <text:p>br_misp_retired:all_branches</text:p>
          </table:table-cell>
          <table:table-cell office:value-type="float" office:value="2960394176">
            <text:p>2960394176</text:p>
          </table:table-cell>
          <table:table-cell office:value-type="float" office:value="2957809415">
            <text:p>2957809415</text:p>
          </table:table-cell>
          <table:table-cell table:formula="of:=[.B288]+[.C288]" office:value-type="float" office:value="5918203591">
            <text:p>5918203591</text:p>
          </table:table-cell>
        </table:table-row>
        <table:table-row table:style-name="ro1">
          <table:table-cell table:style-name="Default" office:value-type="string">
            <text:p>offcore_response_0:pf_rfo:llc_miss_local:snp_any</text:p>
          </table:table-cell>
          <table:table-cell office:value-type="float" office:value="1582852">
            <text:p>1582852</text:p>
          </table:table-cell>
          <table:table-cell office:value-type="float" office:value="2835869">
            <text:p>2835869</text:p>
          </table:table-cell>
          <table:table-cell table:formula="of:=[.B289]+[.C289]" office:value-type="float" office:value="4418721">
            <text:p>4418721</text:p>
          </table:table-cell>
        </table:table-row>
        <table:table-row table:style-name="ro1">
          <table:table-cell table:style-name="Default" office:value-type="string">
            <text:p>offcore_response_1:pf_llc_rfo:llc_hitmesf:snp_any</text:p>
          </table:table-cell>
          <table:table-cell office:value-type="float" office:value="1121501">
            <text:p>1121501</text:p>
          </table:table-cell>
          <table:table-cell office:value-type="float" office:value="999149">
            <text:p>999149</text:p>
          </table:table-cell>
          <table:table-cell table:formula="of:=[.B290]+[.C290]" office:value-type="float" office:value="2120650">
            <text:p>2120650</text:p>
          </table:table-cell>
        </table:table-row>
        <table:table-row table:style-name="ro1">
          <table:table-cell table:style-name="Default" office:value-type="string">
            <text:p>br_misp_retired:cond</text:p>
          </table:table-cell>
          <table:table-cell office:value-type="float" office:value="2124158063">
            <text:p>2124158063</text:p>
          </table:table-cell>
          <table:table-cell office:value-type="float" office:value="2131165031">
            <text:p>2131165031</text:p>
          </table:table-cell>
          <table:table-cell table:formula="of:=[.B291]+[.C291]" office:value-type="float" office:value="4255323094">
            <text:p>4255323094</text:p>
          </table:table-cell>
        </table:table-row>
        <table:table-row table:style-name="ro2">
          <table:table-cell table:style-name="Default" office:value-type="string">
            <text:p>r02c5</text:p>
          </table:table-cell>
          <table:table-cell office:value-type="float" office:value="780375159">
            <text:p>780375159</text:p>
          </table:table-cell>
          <table:table-cell office:value-type="float" office:value="779343550">
            <text:p>779343550</text:p>
          </table:table-cell>
          <table:table-cell table:formula="of:=[.B292]+[.C292]" office:value-type="float" office:value="1559718709">
            <text:p>1559718709</text:p>
          </table:table-cell>
        </table:table-row>
        <table:table-row table:style-name="ro2">
          <table:table-cell table:style-name="Default" office:value-type="string">
            <text:p>r08dc5</text:p>
          </table:table-cell>
          <table:table-cell office:value-type="float" office:value="2953014484">
            <text:p>2953014484</text:p>
          </table:table-cell>
          <table:table-cell office:value-type="float" office:value="2960198731">
            <text:p>2960198731</text:p>
          </table:table-cell>
          <table:table-cell table:formula="of:=[.B293]+[.C293]" office:value-type="float" office:value="5913213215">
            <text:p>5913213215</text:p>
          </table:table-cell>
        </table:table-row>
        <table:table-row table:style-name="ro1">
          <table:table-cell table:style-name="Default" office:value-type="string">
            <text:p>offcore_response_0:pf_llc_rfo:llc_miss_local:snp_any</text:p>
          </table:table-cell>
          <table:table-cell office:value-type="float" office:value="48862">
            <text:p>48862</text:p>
          </table:table-cell>
          <table:table-cell office:value-type="float" office:value="64403">
            <text:p>64403</text:p>
          </table:table-cell>
          <table:table-cell table:formula="of:=[.B294]+[.C294]" office:value-type="float" office:value="113265">
            <text:p>113265</text:p>
          </table:table-cell>
        </table:table-row>
        <table:table-row table:style-name="ro1">
          <table:table-cell table:style-name="Default" office:value-type="string">
            <text:p>offcore_response_1:pf_ifetch:llc_hitmesf:snp_any</text:p>
          </table:table-cell>
          <table:table-cell office:value-type="float" office:value="5656954291">
            <text:p>5656954291</text:p>
          </table:table-cell>
          <table:table-cell office:value-type="float" office:value="5495100909">
            <text:p>5495100909</text:p>
          </table:table-cell>
          <table:table-cell table:formula="of:=[.B295]+[.C295]" office:value-type="float" office:value="11152055200">
            <text:p>11152055200</text:p>
          </table:table-cell>
        </table:table-row>
        <table:table-row table:style-name="ro1">
          <table:table-cell table:style-name="Default" office:value-type="string">
            <text:p>br_misp_retired:near_taken</text:p>
          </table:table-cell>
          <table:table-cell office:value-type="float" office:value="1924362692">
            <text:p>1924362692</text:p>
          </table:table-cell>
          <table:table-cell office:value-type="float" office:value="1917013628">
            <text:p>1917013628</text:p>
          </table:table-cell>
          <table:table-cell table:formula="of:=[.B296]+[.C296]" office:value-type="float" office:value="3841376320">
            <text:p>3841376320</text:p>
          </table:table-cell>
        </table:table-row>
        <table:table-row table:style-name="ro1">
          <table:table-cell table:style-name="Default" office:value-type="string">
            <text:p>baclears:any</text:p>
          </table:table-cell>
          <table:table-cell office:value-type="float" office:value="3173177165">
            <text:p>3173177165</text:p>
          </table:table-cell>
          <table:table-cell office:value-type="float" office:value="3148412269">
            <text:p>3148412269</text:p>
          </table:table-cell>
          <table:table-cell table:formula="of:=[.B297]+[.C297]" office:value-type="float" office:value="6321589434">
            <text:p>6321589434</text:p>
          </table:table-cell>
        </table:table-row>
        <table:table-row table:style-name="ro1">
          <table:table-cell table:style-name="Default" office:value-type="string">
            <text:p>offcore_response_0:pf_ifetch:llc_miss_local:snp_any</text:p>
          </table:table-cell>
          <table:table-cell office:value-type="float" office:value="928665">
            <text:p>928665</text:p>
          </table:table-cell>
          <table:table-cell office:value-type="float" office:value="814387">
            <text:p>814387</text:p>
          </table:table-cell>
          <table:table-cell table:formula="of:=[.B298]+[.C298]" office:value-type="float" office:value="1743052">
            <text:p>1743052</text:p>
          </table:table-cell>
        </table:table-row>
        <table:table-row table:style-name="ro1">
          <table:table-cell table:style-name="Default" office:value-type="string">
            <text:p>offcore_response_1:pf_llc_ifetch:llc_hitmesf:snp_any</text:p>
          </table:table-cell>
          <table:table-cell office:value-type="float" office:value="39576302">
            <text:p>39576302</text:p>
          </table:table-cell>
          <table:table-cell office:value-type="float" office:value="38962952">
            <text:p>38962952</text:p>
          </table:table-cell>
          <table:table-cell table:formula="of:=[.B299]+[.C299]" office:value-type="float" office:value="78539254">
            <text:p>78539254</text:p>
          </table:table-cell>
        </table:table-row>
        <table:table-row table:style-name="ro2">
          <table:table-cell table:style-name="Default" office:value-type="string">
            <text:p>cpl_cycles:ring0</text:p>
          </table:table-cell>
          <table:table-cell office:value-type="float" office:value="9151359802">
            <text:p>9151359802</text:p>
          </table:table-cell>
          <table:table-cell office:value-type="float" office:value="10069018937">
            <text:p>10069018937</text:p>
          </table:table-cell>
          <table:table-cell table:formula="of:=[.B300]+[.C300]" office:value-type="float" office:value="19220378739">
            <text:p>19220378739</text:p>
          </table:table-cell>
        </table:table-row>
        <table:table-row table:style-name="ro2">
          <table:table-cell table:style-name="Default" office:value-type="string">
            <text:p>cpl_cycles:ring0_trans</text:p>
          </table:table-cell>
          <table:table-cell office:value-type="float" office:value="772323">
            <text:p>772323</text:p>
          </table:table-cell>
          <table:table-cell office:value-type="float" office:value="737809">
            <text:p>737809</text:p>
          </table:table-cell>
          <table:table-cell table:formula="of:=[.B301]+[.C301]" office:value-type="float" office:value="1510132">
            <text:p>1510132</text:p>
          </table:table-cell>
        </table:table-row>
        <table:table-row table:style-name="ro1">
          <table:table-cell table:style-name="Default" office:value-type="string">
            <text:p>offcore_response_0:pf_llc_ifetch:llc_miss_local:snp_any</text:p>
          </table:table-cell>
          <table:table-cell office:value-type="float" office:value="34473">
            <text:p>34473</text:p>
          </table:table-cell>
          <table:table-cell office:value-type="float" office:value="20124">
            <text:p>20124</text:p>
          </table:table-cell>
          <table:table-cell table:formula="of:=[.B302]+[.C302]" office:value-type="float" office:value="54597">
            <text:p>54597</text:p>
          </table:table-cell>
        </table:table-row>
        <table:table-row table:style-name="ro1">
          <table:table-cell table:style-name="Default" office:value-type="string">
            <text:p>offcore_response_1:wb:any_response</text:p>
          </table:table-cell>
          <table:table-cell office:value-type="float" office:value="1483594999">
            <text:p>1483594999</text:p>
          </table:table-cell>
          <table:table-cell office:value-type="float" office:value="1449871637">
            <text:p>1449871637</text:p>
          </table:table-cell>
          <table:table-cell table:formula="of:=[.B303]+[.C303]" office:value-type="float" office:value="2933466636">
            <text:p>2933466636</text:p>
          </table:table-cell>
        </table:table-row>
        <table:table-row table:style-name="ro2">
          <table:table-cell table:style-name="Default" office:value-type="string">
            <text:p>cpl_cycles:ring123</text:p>
          </table:table-cell>
          <table:table-cell office:value-type="float" office:value="1424605799189">
            <text:p>1424605799189</text:p>
          </table:table-cell>
          <table:table-cell office:value-type="float" office:value="1409949869079">
            <text:p>1409949869079</text:p>
          </table:table-cell>
          <table:table-cell table:formula="of:=[.B304]+[.C304]" office:value-type="float" office:value="2834555668268">
            <text:p>2834555668268</text:p>
          </table:table-cell>
        </table:table-row>
        <table:table-row table:style-name="ro1">
          <table:table-cell table:style-name="Default" office:value-type="string">
            <text:p>arith:fpu_div_active</text:p>
          </table:table-cell>
          <table:table-cell office:value-type="float" office:value="141294304638">
            <text:p>141294304638</text:p>
          </table:table-cell>
          <table:table-cell office:value-type="float" office:value="140823412258">
            <text:p>140823412258</text:p>
          </table:table-cell>
          <table:table-cell table:formula="of:=[.B305]+[.C305]" office:value-type="float" office:value="282117716896">
            <text:p>282117716896</text:p>
          </table:table-cell>
        </table:table-row>
        <table:table-row table:style-name="ro1">
          <table:table-cell table:style-name="Default" office:value-type="string">
            <text:p>offcore_response_0:wb:llc_hitmesf:snp_any</text:p>
          </table:table-cell>
          <table:table-cell office:value-type="float" office:value="1487897602">
            <text:p>1487897602</text:p>
          </table:table-cell>
          <table:table-cell office:value-type="float" office:value="1425973852">
            <text:p>1425973852</text:p>
          </table:table-cell>
          <table:table-cell table:formula="of:=[.B306]+[.C306]" office:value-type="float" office:value="2913871454">
            <text:p>2913871454</text:p>
          </table:table-cell>
        </table:table-row>
        <table:table-row table:style-name="ro1">
          <table:table-cell table:style-name="Default" office:value-type="string">
            <text:p>offcore_response_1:wb:llc_miss_local:snp_any</text:p>
          </table:table-cell>
          <table:table-cell table:number-columns-repeated="2" office:value-type="float" office:value="0">
            <text:p>0</text:p>
          </table:table-cell>
          <table:table-cell table:formula="of:=[.B307]+[.C307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arith:fpu_div</text:p>
          </table:table-cell>
          <table:table-cell office:value-type="float" office:value="6227811779">
            <text:p>6227811779</text:p>
          </table:table-cell>
          <table:table-cell office:value-type="float" office:value="6131107787">
            <text:p>6131107787</text:p>
          </table:table-cell>
          <table:table-cell table:formula="of:=[.B308]+[.C308]" office:value-type="float" office:value="12358919566">
            <text:p>12358919566</text:p>
          </table:table-cell>
        </table:table-row>
        <table:table-row table:style-name="ro2">
          <table:table-cell table:style-name="Default" office:value-type="string">
            <text:p>context-switches</text:p>
          </table:table-cell>
          <table:table-cell office:value-type="float" office:value="25385">
            <text:p>25385</text:p>
          </table:table-cell>
          <table:table-cell office:value-type="float" office:value="11991">
            <text:p>11991</text:p>
          </table:table-cell>
          <table:table-cell table:formula="of:=[.B309]+[.C309]" office:value-type="float" office:value="37376">
            <text:p>37376</text:p>
          </table:table-cell>
        </table:table-row>
        <table:table-row table:style-name="ro1">
          <table:table-cell table:style-name="Default" office:value-type="string">
            <text:p>offcore_response_0:strm_st:any_response</text:p>
          </table:table-cell>
          <table:table-cell office:value-type="float" office:value="54">
            <text:p>54</text:p>
          </table:table-cell>
          <table:table-cell office:value-type="float" office:value="124">
            <text:p>124</text:p>
          </table:table-cell>
          <table:table-cell table:formula="of:=[.B310]+[.C310]" office:value-type="float" office:value="178">
            <text:p>178</text:p>
          </table:table-cell>
        </table:table-row>
        <table:table-row table:style-name="ro1">
          <table:table-cell table:style-name="Default" office:value-type="string">
            <text:p>offcore_response_1:strm_st:llc_hitmesf:snp_any</text:p>
          </table:table-cell>
          <table:table-cell table:number-columns-repeated="2" office:value-type="float" office:value="0">
            <text:p>0</text:p>
          </table:table-cell>
          <table:table-cell table:formula="of:=[.B311]+[.C311]"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r030d</text:p>
          </table:table-cell>
          <table:table-cell office:value-type="float" office:value="17560074445">
            <text:p>17560074445</text:p>
          </table:table-cell>
          <table:table-cell office:value-type="float" office:value="17350786862">
            <text:p>17350786862</text:p>
          </table:table-cell>
          <table:table-cell table:formula="of:=[.B312]+[.C312]" office:value-type="float" office:value="34910861307">
            <text:p>34910861307</text:p>
          </table:table-cell>
        </table:table-row>
        <table:table-row table:style-name="ro2">
          <table:table-cell table:style-name="Default" office:value-type="string">
            <text:p>r010d</text:p>
          </table:table-cell>
          <table:table-cell office:value-type="float" office:value="17559673042">
            <text:p>17559673042</text:p>
          </table:table-cell>
          <table:table-cell office:value-type="float" office:value="17350405161">
            <text:p>17350405161</text:p>
          </table:table-cell>
          <table:table-cell table:formula="of:=[.B313]+[.C313]" office:value-type="float" office:value="34910078203">
            <text:p>34910078203</text:p>
          </table:table-cell>
        </table:table-row>
        <table:table-row table:style-name="ro1">
          <table:table-cell table:style-name="Default" office:value-type="string">
            <text:p>offcore_response_0:strm_st:llc_miss_local:snp_any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[.B314]+[.C314]" office:value-type="float" office:value="94">
            <text:p>94</text:p>
          </table:table-cell>
        </table:table-row>
        <table:table-row table:style-name="ro1">
          <table:table-cell table:style-name="Default" office:value-type="string">
            <text:p>offcore_response_1:dmnd_rfo:llc_hitmesf:hitm</text:p>
          </table:table-cell>
          <table:table-cell office:value-type="float" office:value="180759">
            <text:p>180759</text:p>
          </table:table-cell>
          <table:table-cell office:value-type="float" office:value="225927">
            <text:p>225927</text:p>
          </table:table-cell>
          <table:table-cell table:formula="of:=[.B315]+[.C315]" office:value-type="float" office:value="406686">
            <text:p>406686</text:p>
          </table:table-cell>
        </table:table-row>
        <table:table-row table:style-name="ro2">
          <table:table-cell table:style-name="Default" office:value-type="string">
            <text:p>r01be</text:p>
          </table:table-cell>
          <table:table-cell office:value-type="float" office:value="1106981">
            <text:p>1106981</text:p>
          </table:table-cell>
          <table:table-cell office:value-type="float" office:value="1039012">
            <text:p>1039012</text:p>
          </table:table-cell>
          <table:table-cell table:formula="of:=[.B316]+[.C316]" office:value-type="float" office:value="2145993">
            <text:p>2145993</text:p>
          </table:table-cell>
        </table:table-row>
        <table:table-row table:style-name="ro1">
          <table:table-cell table:style-name="Default" office:value-type="string">
            <text:p>mem_uops_retired:lock_loads</text:p>
          </table:table-cell>
          <table:table-cell office:value-type="float" office:value="17893999">
            <text:p>17893999</text:p>
          </table:table-cell>
          <table:table-cell office:value-type="float" office:value="22646762">
            <text:p>22646762</text:p>
          </table:table-cell>
          <table:table-cell table:formula="of:=[.B317]+[.C317]" office:value-type="float" office:value="40540761">
            <text:p>40540761</text:p>
          </table:table-cell>
        </table:table-row>
        <table:table-row table:style-name="ro1">
          <table:table-cell table:style-name="Default" office:value-type="string">
            <text:p>mem_uops_retired:split_loads</text:p>
          </table:table-cell>
          <table:table-cell office:value-type="float" office:value="494085">
            <text:p>494085</text:p>
          </table:table-cell>
          <table:table-cell office:value-type="float" office:value="320346">
            <text:p>320346</text:p>
          </table:table-cell>
          <table:table-cell table:formula="of:=[.B318]+[.C318]" office:value-type="float" office:value="814431">
            <text:p>814431</text:p>
          </table:table-cell>
        </table:table-row>
        <table:table-row table:style-name="ro1">
          <table:table-cell table:style-name="Default" office:value-type="string">
            <text:p>mem_uops_retired:split_stores</text:p>
          </table:table-cell>
          <table:table-cell office:value-type="float" office:value="515081">
            <text:p>515081</text:p>
          </table:table-cell>
          <table:table-cell office:value-type="float" office:value="328191">
            <text:p>328191</text:p>
          </table:table-cell>
          <table:table-cell table:formula="of:=[.B319]+[.C319]" office:value-type="float" office:value="843272">
            <text:p>843272</text:p>
          </table:table-cell>
        </table:table-row>
        <table:table-row table:style-name="ro1">
          <table:table-cell table:style-name="Default" office:value-type="string">
            <text:p>offcore_requests_outstanding:all_data_rd:c=5</text:p>
          </table:table-cell>
          <table:table-cell office:value-type="float" office:value="1089141340753">
            <text:p>1089141340753</text:p>
          </table:table-cell>
          <table:table-cell office:value-type="float" office:value="1109375671519">
            <text:p>1109375671519</text:p>
          </table:table-cell>
          <table:table-cell table:formula="of:=[.B320]+[.C320]" office:value-type="float" office:value="2198517012272">
            <text:p>2198517012272</text:p>
          </table:table-cell>
        </table:table-row>
        <table:table-row table:style-name="ro1">
          <table:table-cell table:style-name="Default" office:value-type="string">
            <text:p>ivbep_unc_cbo0::UNC_C_TOR_OCCUPANCY:MISS_ALL:t=5</text:p>
          </table:table-cell>
          <table:table-cell office:value-type="float" office:value="207751420">
            <text:p>207751420</text:p>
          </table:table-cell>
          <table:table-cell office:value-type="float" office:value="137798433">
            <text:p>137798433</text:p>
          </table:table-cell>
          <table:table-cell table:formula="of:=[.B321]+[.C321]" office:value-type="float" office:value="345549853">
            <text:p>345549853</text:p>
          </table:table-cell>
        </table:table-row>
        <table:table-row table:style-name="ro1">
          <table:table-cell table:style-name="Default" office:value-type="string">
            <text:p>ivbep_unc_cbo1::UNC_C_TOR_OCCUPANCY:MISS_ALL:t=8</text:p>
          </table:table-cell>
          <table:table-cell office:value-type="float" office:value="7464535">
            <text:p>7464535</text:p>
          </table:table-cell>
          <table:table-cell office:value-type="float" office:value="8100535">
            <text:p>8100535</text:p>
          </table:table-cell>
          <table:table-cell table:formula="of:=[.B322]+[.C322]" office:value-type="float" office:value="15565070">
            <text:p>15565070</text:p>
          </table:table-cell>
        </table:table-row>
        <table:table-row table:style-name="ro1">
          <table:table-cell table:style-name="Default" office:value-type="string">
            <text:p>ivbep_unc_cbo2::UNC_C_TOR_OCCUPANCY:MISS_ALL:t=10</text:p>
          </table:table-cell>
          <table:table-cell office:value-type="float" office:value="1075110">
            <text:p>1075110</text:p>
          </table:table-cell>
          <table:table-cell office:value-type="float" office:value="566563">
            <text:p>566563</text:p>
          </table:table-cell>
          <table:table-cell table:formula="of:=[.B323]+[.C323]" office:value-type="float" office:value="1641673">
            <text:p>1641673</text:p>
          </table:table-cell>
        </table:table-row>
        <table:table-row table:style-name="ro1">
          <table:table-cell table:style-name="Default" office:value-type="string">
            <text:p>ivbep_unc_cbo3::UNC_C_TOR_OCCUPANCY:MISS_ALL:t=13</text:p>
          </table:table-cell>
          <table:table-cell office:value-type="float" office:value="9675">
            <text:p>9675</text:p>
          </table:table-cell>
          <table:table-cell office:value-type="float" office:value="744">
            <text:p>744</text:p>
          </table:table-cell>
          <table:table-cell table:formula="of:=[.B324]+[.C324]" office:value-type="float" office:value="10419">
            <text:p>10419</text:p>
          </table:table-cell>
        </table:table-row>
        <table:table-row table:style-name="ro1">
          <table:table-cell table:style-name="Default" office:value-type="string">
            <text:p>ivbep_unc_cbo4::UNC_C_TOR_OCCUPANCY:MISS_ALL:t=15</text:p>
          </table:table-cell>
          <table:table-cell office:value-type="float" office:value="5307">
            <text:p>5307</text:p>
          </table:table-cell>
          <table:table-cell office:value-type="float" office:value="0">
            <text:p>0</text:p>
          </table:table-cell>
          <table:table-cell table:formula="of:=[.B325]+[.C325]" office:value-type="float" office:value="5307">
            <text:p>5307</text:p>
          </table:table-cell>
        </table:table-row>
        <table:table-row table:style-name="ro2" table:number-rows-repeated="10482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evinthal</meta:initial-creator>
    <meta:creation-date>2014-09-08T13:56:08</meta:creation-date>
    <dc:date>2014-09-09T11:31:21</dc:date>
    <dc:creator>David Levinthal</dc:creator>
    <meta:editing-duration>PT21H20M3S</meta:editing-duration>
    <meta:editing-cycles>1</meta:editing-cycles>
    <meta:document-statistic meta:table-count="1" meta:cell-count="1196" meta:object-count="0"/>
    <meta:generator>LibreOffice/4.0.4.2$Linux_X86_64 LibreOffice_project/400m0$Build-2</meta:generator>
  </office:meta>
</office:document-meta>
</file>